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iberation Sans1" svg:font-family="'Liberation Sans'"/>
    <style:font-face style:name="aakar" svg:font-family="aaka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0.68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736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4.921cm"/>
    </style:style>
    <style:style style:name="co11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5.98cm"/>
    </style:style>
    <style:style style:name="co15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5.398cm"/>
    </style:style>
    <style:style style:name="co20" style:family="table-column">
      <style:table-column-properties fo:break-before="auto" style:column-width="3.625cm"/>
    </style:style>
    <style:style style:name="co21" style:family="table-column">
      <style:table-column-properties fo:break-before="auto" style:column-width="0.7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ext-properties style:font-name="aakar" style:font-name-asian="aakar" style:font-name-complex="aakar"/>
    </style:style>
    <style:style style:name="ce11" style:family="table-cell" style:parent-style-name="Default" style:data-style-name="N3">
      <style:table-cell-properties fo:background-color="#ffdbb6" style:text-align-source="fix" style:repeat-content="false" style:vertical-align="automatic"/>
      <style:paragraph-properties fo:text-align="center"/>
      <style:text-properties fo:color="#5983b0"/>
    </style:style>
    <style:style style:name="ce12" style:family="table-cell" style:parent-style-name="Default" style:data-style-name="N0">
      <style:table-cell-properties fo:background-color="#ffdbb6"/>
      <style:text-properties style:font-name="aakar" style:font-name-asian="aakar" style:font-name-complex="aakar"/>
    </style:style>
    <style:style style:name="ce13" style:family="table-cell" style:parent-style-name="Default" style:data-style-name="N3">
      <style:table-cell-properties fo:background-color="#ffdbb6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2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dee6ef"/>
      <style:text-properties style:font-name="aakar" style:font-name-asian="aakar" style:font-name-complex="aaka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">
      <style:table-cell-properties fo:background-color="#e8f2a1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e8f2a1"/>
      <style:text-properties style:font-name="aakar" style:font-name-asian="aakar" style:font-name-complex="aakar"/>
    </style:style>
    <style:style style:name="ce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4c7dc"/>
    </style:style>
    <style:style style:name="ce16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fo:border-bottom="0.06pt solid #000000" fo:background-color="#ffffff" fo:border-left="0.06pt solid #000000" fo:border-right="0.06pt solid #c0c0c0" fo:border-top="0.06pt solid #c0c0c0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background-color="#ffffff" fo:border-left="0.06pt solid #c0c0c0" fo:border-right="0.06pt solid #000000" fo:border-top="0.06pt solid #c0c0c0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2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5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6">
      <style:table-cell-properties fo:background-color="#e8f2a1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2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105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0">
      <style:table-cell-properties fo:border-bottom="0.06pt solid #c0c0c0" fo:background-color="#ffffff" fo:border-left="0.06pt solid #c0c0c0" fo:border-right="0.06pt solid #c0c0c0" fo:border-top="0.06pt solid #000000"/>
      <style:text-properties fo:color="#b2b2b2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 style:data-style-name="N0">
      <style:table-cell-properties fo:background-color="#ffffff" fo:border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 fo:border="0.06pt solid #c0c0c0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b2b2b2" fo:font-size="10pt" fo:font-style="italic" style:font-size-asian="10pt" style:font-style-asian="italic" style:font-size-complex="10pt" style:font-style-complex="italic"/>
    </style:style>
    <style:style style:name="ce3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000000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dee6ef"/>
    </style:style>
    <style:style style:name="ce37" style:family="table-cell" style:parent-style-name="Default" style:data-style-name="N0">
      <style:table-cell-properties fo:background-color="#e0c2cd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e0c2cd"/>
      <style:text-properties style:font-name="aakar" style:font-name-asian="aakar" style:font-name-complex="aakar"/>
    </style:style>
    <style:style style:name="ce39" style:family="table-cell" style:parent-style-name="Default" style:data-style-name="N0">
      <style:table-cell-properties fo:background-color="#e0c2cd"/>
    </style:style>
    <style:style style:name="ce40" style:family="table-cell" style:parent-style-name="Default" style:data-style-name="N0">
      <style:table-cell-properties fo:background-color="#e8f2a1"/>
    </style:style>
    <style:style style:name="ce41" style:family="table-cell" style:parent-style-name="Default" style:data-style-name="N0">
      <style:table-cell-properties fo:background-color="#ffdbb6"/>
    </style:style>
    <style:style style:name="ce42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b2b2b2" fo:font-size="10pt" style:font-size-asian="10pt" style:font-size-complex="10pt"/>
    </style:style>
    <style:style style:name="ce43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b2b2b2" fo:font-size="10pt" style:font-size-asian="10pt" style:font-size-complex="10pt"/>
    </style:style>
    <style:style style:name="ce44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b2b2b2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48" style:family="table-cell" style:parent-style-name="Default" style:data-style-name="N0">
      <style:table-cell-properties fo:background-color="#ff8000"/>
    </style:style>
    <style:style style:name="ce111" style:family="table-cell" style:parent-style-name="Default" style:data-style-name="N0"/>
    <style:style style:name="ce112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3">
      <style:table-cell-properties fo:background-color="#e8f2a1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11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118" style:family="table-cell" style:parent-style-name="Default" style:data-style-name="N3">
      <style:table-cell-properties fo:background-color="#ffdbb6" style:text-align-source="fix" style:repeat-content="false" style:vertical-align="automatic"/>
      <style:paragraph-properties fo:text-align="center"/>
      <style:text-properties fo:color="#5983b0"/>
    </style:style>
    <style:style style:name="ce119" style:family="table-cell" style:parent-style-name="Default" style:data-style-name="N3">
      <style:table-cell-properties fo:background-color="#ffdbb6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120" style:family="table-cell" style:parent-style-name="Default" style:data-style-name="N0">
      <style:table-cell-properties fo:background-color="#dee6ef"/>
      <style:text-properties style:font-name="aakar" style:font-name-asian="aakar" style:font-name-complex="aakar"/>
    </style:style>
    <style:style style:name="ce121" style:family="table-cell" style:parent-style-name="Default" style:data-style-name="N0">
      <style:table-cell-properties fo:background-color="#e8f2a1"/>
      <style:text-properties style:font-name="aakar" style:font-name-asian="aakar" style:font-name-complex="aakar"/>
    </style:style>
    <style:style style:name="ce122" style:family="table-cell" style:parent-style-name="Default" style:data-style-name="N0">
      <style:text-properties style:font-name="aakar" style:font-name-asian="aakar" style:font-name-complex="aakar"/>
    </style:style>
    <style:style style:name="ce123" style:family="table-cell" style:parent-style-name="Default" style:data-style-name="N0">
      <style:table-cell-properties fo:background-color="#ffdbb6"/>
      <style:text-properties style:font-name="aakar" style:font-name-asian="aakar" style:font-name-complex="aakar"/>
    </style:style>
    <style:style style:name="ce124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125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000000" fo:font-size="10pt" style:font-size-asian="10pt" style:font-size-complex="10pt"/>
    </style:style>
    <style:style style:name="ce126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127" style:family="table-cell" style:parent-style-name="Default" style:data-style-name="N0">
      <style:table-cell-properties fo:border-bottom="0.06pt solid #000000" fo:background-color="#ffffff" fo:border-left="0.06pt solid #000000" fo:border-right="0.06pt solid #c0c0c0" fo:border-top="0.06pt solid #c0c0c0"/>
      <style:text-properties fo:color="#000000" fo:font-size="10pt" style:font-size-asian="10pt" style:font-size-complex="10pt"/>
    </style:style>
    <style:style style:name="ce128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000000" fo:font-size="10pt" style:font-size-asian="10pt" style:font-size-complex="10pt"/>
    </style:style>
    <style:style style:name="ce129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130" style:family="table-cell" style:parent-style-name="Default" style:data-style-name="N0">
      <style:table-cell-properties fo:border-bottom="0.06pt solid #000000" fo:background-color="#ffffff" fo:border-left="0.06pt solid #c0c0c0" fo:border-right="0.06pt solid #000000" fo:border-top="0.06pt solid #c0c0c0"/>
      <style:text-properties fo:color="#000000" fo:font-size="10pt" style:font-size-asian="10pt" style:font-size-complex="10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4c7dc"/>
    </style:style>
    <style:style style:name="ce132" style:family="table-cell" style:parent-style-name="Default" style:data-style-name="N106">
      <style:table-cell-properties fo:background-color="#e8f2a1" style:text-align-source="fix" style:repeat-content="false" style:vertical-align="automatic"/>
      <style:paragraph-properties fo:text-align="center"/>
      <style:text-properties fo:color="#5983b0" fo:font-style="italic" style:font-style-asian="italic" style:font-style-complex="italic"/>
    </style:style>
    <style:style style:name="ce133" style:family="table-cell" style:parent-style-name="Default" style:data-style-name="N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13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35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37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38" style:family="table-cell" style:parent-style-name="Default" style:data-style-name="N0">
      <style:table-cell-properties fo:border-bottom="0.06pt solid #c0c0c0" fo:background-color="#ffffff" fo:border-left="0.06pt solid #c0c0c0" fo:border-right="0.06pt solid #c0c0c0" fo:border-top="0.06pt solid #000000"/>
      <style:text-properties fo:color="#b2b2b2" fo:font-size="10pt" fo:font-style="italic" style:font-size-asian="10pt" style:font-style-asian="italic" style:font-size-complex="10pt" style:font-style-complex="italic"/>
    </style:style>
    <style:style style:name="ce139" style:family="table-cell" style:parent-style-name="Default" style:data-style-name="N0">
      <style:table-cell-properties fo:background-color="#ffffff" fo:border="0.06pt solid #c0c0c0"/>
      <style:text-properties fo:color="#b2b2b2" fo:font-size="10pt" fo:font-style="italic" style:font-size-asian="10pt" style:font-style-asian="italic" style:font-size-complex="10pt" style:font-style-complex="italic"/>
    </style:style>
    <style:style style:name="ce140" style:family="table-cell" style:parent-style-name="Default" style:data-style-name="N105">
      <style:table-cell-properties fo:border-bottom="none" fo:border-left="none" fo:border-right="0.06pt solid #000000" fo:border-top="none"/>
    </style:style>
    <style:style style:name="ce141" style:family="table-cell" style:parent-style-name="Default" style:data-style-name="N105">
      <style:table-cell-properties fo:border-bottom="0.06pt solid #000000" fo:border-left="none" fo:border-right="0.06pt solid #000000" fo:border-top="none"/>
    </style:style>
    <style:style style:name="ce142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000000" fo:font-size="10pt" style:font-size-asian="10pt" style:font-size-complex="10pt"/>
    </style:style>
    <style:style style:name="ce143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b2b2b2" fo:font-size="10pt" fo:font-style="italic" style:font-size-asian="10pt" style:font-style-asian="italic" style:font-size-complex="10pt" style:font-style-complex="italic"/>
    </style:style>
    <style:style style:name="ce14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000000" fo:font-size="10pt" style:font-size-asian="10pt" style:font-size-complex="10pt"/>
    </style:style>
    <style:style style:name="ce145" style:family="table-cell" style:parent-style-name="Default" style:data-style-name="N0">
      <style:table-cell-properties fo:background-color="#e0c2cd" style:text-align-source="fix" style:repeat-content="false" style:vertical-align="automatic"/>
      <style:paragraph-properties fo:text-align="center"/>
    </style:style>
    <style:style style:name="ce146" style:family="table-cell" style:parent-style-name="Default" style:data-style-name="N0">
      <style:table-cell-properties fo:background-color="#e0c2cd"/>
      <style:text-properties style:font-name="aakar" style:font-name-asian="aakar" style:font-name-complex="aakar"/>
    </style:style>
    <style:style style:name="ce147" style:family="table-cell" style:parent-style-name="Default" style:data-style-name="N0">
      <style:table-cell-properties fo:background-color="#dee6ef"/>
    </style:style>
    <style:style style:name="ce148" style:family="table-cell" style:parent-style-name="Default" style:data-style-name="N0">
      <style:table-cell-properties fo:background-color="#e0c2cd"/>
    </style:style>
    <style:style style:name="ce149" style:family="table-cell" style:parent-style-name="Default" style:data-style-name="N0">
      <style:table-cell-properties fo:background-color="#e8f2a1"/>
    </style:style>
    <style:style style:name="ce150" style:family="table-cell" style:parent-style-name="Default" style:data-style-name="N0">
      <style:table-cell-properties fo:background-color="#ffdbb6"/>
    </style:style>
    <style:style style:name="ce151" style:family="table-cell" style:parent-style-name="Default" style:data-style-name="N0">
      <style:table-cell-properties fo:background-color="#ffffff" fo:border="0.06pt solid #c0c0c0"/>
      <style:text-properties fo:color="#000000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06pt solid #c0c0c0" fo:background-color="#ffffff" fo:border-left="0.06pt solid #000000" fo:border-right="0.06pt solid #c0c0c0" fo:border-top="0.06pt solid #c0c0c0"/>
      <style:text-properties fo:color="#b2b2b2" fo:font-size="10pt" style:font-size-asian="10pt" style:font-size-complex="10pt"/>
    </style:style>
    <style:style style:name="ce153" style:family="table-cell" style:parent-style-name="Default" style:data-style-name="N0">
      <style:table-cell-properties fo:border-bottom="0.06pt solid #c0c0c0" fo:background-color="#ffffff" fo:border-left="0.06pt solid #c0c0c0" fo:border-right="0.06pt solid #000000" fo:border-top="0.06pt solid #c0c0c0"/>
      <style:text-properties fo:color="#b2b2b2" fo:font-size="10pt" style:font-size-asian="10pt" style:font-size-complex="10pt"/>
    </style:style>
    <style:style style:name="ce154" style:family="table-cell" style:parent-style-name="Default" style:data-style-name="N0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 style:vertical-align="automatic"/>
      <style:paragraph-properties fo:text-align="center"/>
      <style:text-properties fo:color="#b2b2b2" fo:font-size="10pt" style:font-size-asian="10pt" style:font-size-complex="10pt"/>
    </style:style>
    <style:style style:name="ce45" style:family="table-cell" style:parent-style-name="Default" style:data-style-name="N0">
      <style:table-cell-properties fo:border-bottom="0.06pt solid #c0c0c0" style:text-align-source="fix" style:repeat-content="false" fo:background-color="transparent" fo:border-left="0.06pt solid #000000" fo:border-right="0.06pt solid #c0c0c0" fo:border-top="0.06pt solid #c0c0c0" style:vertical-align="automatic"/>
      <style:paragraph-properties fo:text-align="center"/>
      <style:text-properties fo:color="#cccccc" fo:font-size="10pt" style:font-size-asian="10pt" style:font-size-complex="10pt"/>
    </style:style>
    <style:style style:name="ce46" style:family="table-cell" style:parent-style-name="Default" style:data-style-name="N0">
      <style:table-cell-properties fo:border-bottom="0.06pt solid #c0c0c0" fo:background-color="transparent" fo:border-left="0.06pt solid #c0c0c0" fo:border-right="0.06pt solid #000000" fo:border-top="0.06pt solid #c0c0c0"/>
      <style:text-properties fo:color="#cccccc" fo:font-size="10pt" style:font-size-asian="10pt" style:font-size-complex="10pt"/>
    </style:style>
    <style:style style:name="ce157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ce158" style:family="table-cell" style:parent-style-name="Default" style:data-style-name="N0">
      <style:table-cell-properties fo:background-color="#ff8000"/>
    </style:style>
    <style:style style:name="ce49" style:family="table-cell" style:parent-style-name="Default" style:data-style-name="N0">
      <style:table-cell-properties fo:background-color="#ffaa95"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0.06pt solid #000000" fo:background-color="#e8f2a1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ext-properties fo:color="#b2b2b2" fo:font-style="italic" style:font-style-asian="italic" style:font-style-complex="italic"/>
    </style:style>
    <style:style style:name="ce52" style:family="table-cell" style:parent-style-name="Default" style:data-style-name="N0">
      <style:table-cell-properties fo:border-bottom="0.06pt solid #000000" fo:background-color="#ffd8ce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05">
      <style:text-properties fo:font-style="italic" style:font-style-asian="italic" style:font-style-complex="italic"/>
    </style:style>
    <style:style style:name="ce63" style:family="table-cell" style:parent-style-name="Default" style:data-style-name="N105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center"/>
    </style:style>
    <style:style style:name="ce56" style:family="table-cell" style:parent-style-name="Default" style:data-style-name="N105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105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05">
      <style:table-cell-properties fo:border-bottom="0.06pt solid #000000" fo:border-left="0.06pt solid #000000" fo:border-right="none" fo:border-top="none"/>
    </style:style>
    <style:style style:name="ce57" style:family="table-cell" style:parent-style-name="Default" style:data-style-name="N105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05"/>
    <style:style style:name="ce62" style:family="table-cell" style:parent-style-name="Default" style:data-style-name="N105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105">
      <style:table-cell-properties fo:border-bottom="none" fo:border-left="none" fo:border-right="0.06pt solid #000000" fo:border-top="0.06pt solid #000000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Resumen_1" table:style-name="ta1">
        <table:table-column table:style-name="co1" table:number-columns-repeated="2" table:default-cell-style-name="ce111"/>
        <table:table-column table:style-name="co2" table:default-cell-style-name="ce111"/>
        <table:table-column table:style-name="co3" table:number-columns-repeated="1021" table:default-cell-style-name="ce111"/>
        <table:table-row table:style-name="ro1">
          <table:table-cell/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2"/>
        </table:table-row>
        <table:table-row table:style-name="ro2">
          <table:table-cell/>
          <table:table-cell table:style-name="ce113" office:value-type="string" calcext:value-type="string">
            <text:p>RESUMEN GENER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 table:formula="of:=['s01_-_790r'.A52]+['s03_-_580r'.A49]+['s04_-_250r'.A29]+['s05_-_170r'.A21]" office:value-type="float" office:value="1714" calcext:value-type="float">
            <text:p>1714</text:p>
          </table:table-cell>
          <table:table-cell table:style-name="ce120" office:value-type="string" calcext:value-type="string">
            <text:p>Total opiniones recogidas</text:p>
          </table:table-cell>
          <table:table-cell table:number-columns-repeated="1021"/>
        </table:table-row>
        <table:table-row table:style-name="ro1">
          <table:table-cell/>
          <table:table-cell table:style-name="ce114" table:formula="of:=['s01_-_790r'.A53]+['s03_-_580r'.A50]+['s04_-_250r'.A30]+['s05_-_170r'.A22]" office:value-type="float" office:value="1429" calcext:value-type="float">
            <text:p>1429</text:p>
          </table:table-cell>
          <table:table-cell table:style-name="ce120" office:value-type="string" calcext:value-type="string">
            <text:p>Opiniones con país válido (no nulo)</text:p>
          </table:table-cell>
          <table:table-cell table:number-columns-repeated="1021"/>
        </table:table-row>
        <table:table-row table:style-name="ro1">
          <table:table-cell/>
          <table:table-cell table:style-name="ce115"/>
          <table:table-cell table:number-columns-repeated="1022"/>
        </table:table-row>
        <table:table-row table:style-name="ro1">
          <table:table-cell/>
          <table:table-cell table:style-name="ce116" table:formula="of:=[.B6]*100/[.B5]" office:value-type="float" office:value="83.3722287047841" calcext:value-type="float">
            <text:p>83</text:p>
          </table:table-cell>
          <table:table-cell table:style-name="ce121" office:value-type="string" calcext:value-type="string">
            <text:p>% opiniones con país válido (no nulo)</text:p>
          </table:table-cell>
          <table:table-cell table:number-columns-repeated="1021"/>
        </table:table-row>
        <table:table-row table:style-name="ro1">
          <table:table-cell/>
          <table:table-cell table:style-name="ce116" table:formula="of:=100-[.B8]" office:value-type="float" office:value="16.6277712952159" calcext:value-type="float">
            <text:p>17</text:p>
          </table:table-cell>
          <table:table-cell table:style-name="ce121" office:value-type="string" calcext:value-type="string">
            <text:p>% opiniones con país nulo</text:p>
          </table:table-cell>
          <table:table-cell table:number-columns-repeated="1021"/>
        </table:table-row>
        <table:table-row table:style-name="ro1">
          <table:table-cell/>
          <table:table-cell table:style-name="ce117"/>
          <table:table-cell table:style-name="ce122"/>
          <table:table-cell table:number-columns-repeated="1021"/>
        </table:table-row>
        <table:table-row table:style-name="ro1">
          <table:table-cell/>
          <table:table-cell table:style-name="ce118" table:formula="of:=['s01_-_790r'.A5]+['s03_-_580r'.A5]+['s04_-_250r'.A5]+['s05_-_170r'.A5]" office:value-type="float" office:value="517" calcext:value-type="float">
            <text:p>517</text:p>
          </table:table-cell>
          <table:table-cell table:style-name="ce123" office:value-type="string" calcext:value-type="string">
            <text:p>Total opiniones de viajeros nacionales</text:p>
          </table:table-cell>
          <table:table-cell table:number-columns-repeated="1021"/>
        </table:table-row>
        <table:table-row table:style-name="ro1">
          <table:table-cell/>
          <table:table-cell table:style-name="ce119" table:formula="of:=[.B11]*100/[.B6]" office:value-type="float" office:value="36.1791462561232" calcext:value-type="float">
            <text:p>36</text:p>
          </table:table-cell>
          <table:table-cell table:style-name="ce123" office:value-type="string" calcext:value-type="string">
            <text:p>% opiniones de viajeros nacionales (sobre opiniones con país válido)</text:p>
          </table:table-cell>
          <table:table-cell table:number-columns-repeated="1021"/>
        </table:table-row>
        <table:table-row table:style-name="ro1">
          <table:table-cell/>
          <table:table-cell table:style-name="ce119" table:formula="of:=100-[.B12]" office:value-type="float" office:value="63.8208537438768" calcext:value-type="float">
            <text:p>64</text:p>
          </table:table-cell>
          <table:table-cell table:style-name="ce123" office:value-type="string" calcext:value-type="string">
            <text:p>% opiniones de viajeros extranjeros</text:p>
          </table:table-cell>
          <table:table-cell table:number-columns-repeated="1021"/>
        </table:table-row>
        <table:table-row table:style-name="ro1">
          <table:table-cell/>
          <table:table-cell table:style-name="ce115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_2" table:style-name="ta1">
        <table:table-column table:style-name="co1" table:default-cell-style-name="ce111"/>
        <table:table-column table:style-name="co4" table:default-cell-style-name="ce111"/>
        <table:table-column table:style-name="co5" table:default-cell-style-name="ce111"/>
        <table:table-column table:style-name="co1" table:default-cell-style-name="ce111"/>
        <table:table-column table:style-name="co3" table:number-columns-repeated="1020" table:default-cell-style-name="ce111"/>
        <table:table-row table:style-name="ro1">
          <table:table-cell table:number-columns-repeated="1024"/>
        </table:table-row>
        <table:table-row table:style-name="ro1">
          <table:table-cell/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2"/>
        </table:table-row>
        <table:table-row table:style-name="ro2">
          <table:table-cell/>
          <table:table-cell table:style-name="ce113" office:value-type="string" calcext:value-type="string">
            <text:p>RESUMEN NÚMERO DE VIAJEROS POR PAÍ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8" office:value-type="float" office:value="54" calcext:value-type="float">
            <text:p>54</text:p>
          </table:table-cell>
          <table:table-cell table:style-name="ce123" office:value-type="string" calcext:value-type="string">
            <text:p># de países representados</text:p>
          </table:table-cell>
          <table:table-cell table:style-name="ce1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País</text:p>
          </table:table-cell>
          <table:table-cell table:style-name="ce124" office:value-type="string" calcext:value-type="string">
            <text:p>Total viajeros</text:p>
          </table:table-cell>
          <table:table-cell table:style-name="ce131"/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Bolivia</text:p>
          </table:table-cell>
          <table:table-cell table:style-name="ce128" office:value-type="float" office:value="517" calcext:value-type="float">
            <text:p>517</text:p>
          </table:table-cell>
          <table:table-cell table:style-name="ce131" office:value-type="string" calcext:value-type="string">
            <text:p>BO</text:p>
          </table:table-cell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NA</text:p>
          </table:table-cell>
          <table:table-cell table:style-name="ce129" office:value-type="float" office:value="285" calcext:value-type="float">
            <text:p>285</text:p>
          </table:table-cell>
          <table:table-cell table:style-name="ce131"/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hile</text:p>
          </table:table-cell>
          <table:table-cell table:style-name="ce128" office:value-type="float" office:value="245" calcext:value-type="float">
            <text:p>245</text:p>
          </table:table-cell>
          <table:table-cell table:style-name="ce131" office:value-type="string" calcext:value-type="string">
            <text:p>CL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Argentina</text:p>
          </table:table-cell>
          <table:table-cell table:style-name="ce128" office:value-type="float" office:value="187" calcext:value-type="float">
            <text:p>187</text:p>
          </table:table-cell>
          <table:table-cell table:style-name="ce131" office:value-type="string" calcext:value-type="string">
            <text:p>A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E.UU.</text:p>
          </table:table-cell>
          <table:table-cell table:style-name="ce128" office:value-type="float" office:value="95" calcext:value-type="float">
            <text:p>95</text:p>
          </table:table-cell>
          <table:table-cell table:style-name="ce13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spaña</text:p>
          </table:table-cell>
          <table:table-cell table:style-name="ce128" office:value-type="float" office:value="79" calcext:value-type="float">
            <text:p>79</text:p>
          </table:table-cell>
          <table:table-cell table:style-name="ce13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erú</text:p>
          </table:table-cell>
          <table:table-cell table:style-name="ce128" office:value-type="float" office:value="63" calcext:value-type="float">
            <text:p>63</text:p>
          </table:table-cell>
          <table:table-cell table:style-name="ce131" office:value-type="string" calcext:value-type="string">
            <text:p>P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Reino Unido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Uruguay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string" calcext:value-type="string">
            <text:p>UY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olombia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string" calcext:value-type="string">
            <text:p>CO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México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string" calcext:value-type="string">
            <text:p>MX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Australia</text:p>
          </table:table-cell>
          <table:table-cell table:style-name="ce128" office:value-type="float" office:value="16" calcext:value-type="float">
            <text:p>16</text:p>
          </table:table-cell>
          <table:table-cell table:style-name="ce131"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Brasil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string" calcext:value-type="string">
            <text:p>B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anadá</text:p>
          </table:table-cell>
          <table:table-cell table:style-name="ce128" office:value-type="float" office:value="14" calcext:value-type="float">
            <text:p>14</text:p>
          </table:table-cell>
          <table:table-cell table:style-name="ce131"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osta Rica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string" calcext:value-type="string">
            <text:p>C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Venezuela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string" calcext:value-type="string">
            <text:p>V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Alemania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cuador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string" calcext:value-type="string">
            <text:p>EC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Francia</text:p>
          </table:table-cell>
          <table:table-cell table:style-name="ce128" office:value-type="float" office:value="6" calcext:value-type="float">
            <text:p>6</text:p>
          </table:table-cell>
          <table:table-cell table:style-name="ce13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Italia</text:p>
          </table:table-cell>
          <table:table-cell table:style-name="ce128" office:value-type="float" office:value="6" calcext:value-type="float">
            <text:p>6</text:p>
          </table:table-cell>
          <table:table-cell table:style-name="ce13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aíses Bajos</text:p>
          </table:table-cell>
          <table:table-cell table:style-name="ce128" office:value-type="float" office:value="6" calcext:value-type="float">
            <text:p>6</text:p>
          </table:table-cell>
          <table:table-cell table:style-name="ce131" office:value-type="string" calcext:value-type="string">
            <text:p>NL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Suiza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string" calcext:value-type="string">
            <text:p>CH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l Salvador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SV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Israel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IL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anamá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araguay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PY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Bélgica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string" calcext:value-type="string">
            <text:p>B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hipre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string" calcext:value-type="string">
            <text:p>CY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Guatemala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string" calcext:value-type="string">
            <text:p>GT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Suecia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string" calcext:value-type="string">
            <text:p>S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Austri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AT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hin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miratos Árabes Unidos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A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Irland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IE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Luxemburgo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LU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Nicaragu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NI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oloni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PL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Puerto Rico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P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República Dominicana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DO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Bahamas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BS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Baréin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BH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Corea del Sur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KR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gipto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EG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Eslovaqui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SK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Filipinas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PI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Finlandi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FI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Islas Bermudas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BM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Jamaic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JM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Kuwait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KW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Norueg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Rusi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RU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Singapur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SG</text:p>
          </table:table-cell>
          <table:table-cell table:number-columns-repeated="1020"/>
        </table:table-row>
        <table:table-row table:style-name="ro1">
          <table:table-cell/>
          <table:table-cell table:style-name="ce125" office:value-type="string" calcext:value-type="string">
            <text:p>Tailandia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/>
          <table:table-cell table:style-name="ce127" office:value-type="string" calcext:value-type="string">
            <text:p>Ucrania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UA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_3" table:style-name="ta1">
        <table:table-column table:style-name="co1" table:number-columns-repeated="2" table:default-cell-style-name="ce111"/>
        <table:table-column table:style-name="co2" table:default-cell-style-name="ce111"/>
        <table:table-column table:style-name="co1" table:number-columns-repeated="2" table:default-cell-style-name="ce111"/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3" table:number-columns-repeated="1016" table:default-cell-style-name="ce111"/>
        <table:table-row table:style-name="ro1">
          <table:table-cell/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2"/>
        </table:table-row>
        <table:table-row table:style-name="ro2">
          <table:table-cell/>
          <table:table-cell table:style-name="ce113" office:value-type="string" calcext:value-type="string">
            <text:p>RESUMEN DE VIAJEROS ÚNIC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3" office:value-type="string" calcext:value-type="string">
            <text:p># opiniones</text:p>
          </table:table-cell>
          <table:table-cell table:style-name="ce133" office:value-type="string" calcext:value-type="string">
            <text:p># viajeros</text:p>
          </table:table-cell>
          <table:table-cell table:style-name="ce133" office:value-type="string" calcext:value-type="string">
            <text:p>% viajeros</text:p>
          </table:table-cell>
          <table:table-cell table:number-columns-repeated="1016"/>
        </table:table-row>
        <table:table-row table:style-name="ro1">
          <table:table-cell/>
          <table:table-cell table:style-name="ce114" table:formula="of:=['s01_-_790r'.A52]+['s03_-_580r'.A49]+['s04_-_250r'.A29]+['s05_-_170r'.A21]" office:value-type="float" office:value="1714" calcext:value-type="float">
            <text:p>1714</text:p>
          </table:table-cell>
          <table:table-cell table:style-name="ce120" office:value-type="string" calcext:value-type="string">
            <text:p>Total opiniones recogidas</text:p>
          </table:table-cell>
          <table:table-cell table:number-columns-repeated="2"/>
          <table:table-cell table:style-name="ce134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40" table:formula="of:=[.G5]*100/[.G9]" office:value-type="float" office:value="0.752445447705041" calcext:value-type="float">
            <text:p>0,8</text:p>
          </table:table-cell>
          <table:table-cell table:number-columns-repeated="1016"/>
        </table:table-row>
        <table:table-row table:style-name="ro1">
          <table:table-cell/>
          <table:table-cell table:style-name="ce114" office:value-type="float" office:value="1329" calcext:value-type="float">
            <text:p>1329</text:p>
          </table:table-cell>
          <table:table-cell table:style-name="ce120" office:value-type="string" calcext:value-type="string">
            <text:p>Viajeros únicos</text:p>
          </table:table-cell>
          <table:table-cell table:number-columns-repeated="2"/>
          <table:table-cell table:style-name="ce134" office:value-type="float" office:value="3" calcext:value-type="float">
            <text:p>3</text:p>
          </table:table-cell>
          <table:table-cell table:style-name="ce136" office:value-type="float" office:value="48" calcext:value-type="float">
            <text:p>48</text:p>
          </table:table-cell>
          <table:table-cell table:style-name="ce140" table:formula="of:=[.G6]*100/[.G9]" office:value-type="float" office:value="3.6117381489842" calcext:value-type="float">
            <text:p>3,6</text:p>
          </table:table-cell>
          <table:table-cell table:number-columns-repeated="1016"/>
        </table:table-row>
        <table:table-row table:style-name="ro1">
          <table:table-cell/>
          <table:table-cell table:style-name="ce115"/>
          <table:table-cell table:number-columns-repeated="3"/>
          <table:table-cell table:style-name="ce134" office:value-type="float" office:value="2" calcext:value-type="float">
            <text:p>2</text:p>
          </table:table-cell>
          <table:table-cell table:style-name="ce136" office:value-type="float" office:value="249" calcext:value-type="float">
            <text:p>249</text:p>
          </table:table-cell>
          <table:table-cell table:style-name="ce140" table:formula="of:=[.G7]*100/[.G9]" office:value-type="float" office:value="18.7358916478555" calcext:value-type="float">
            <text:p>18,7</text:p>
          </table:table-cell>
          <table:table-cell table:number-columns-repeated="1016"/>
        </table:table-row>
        <table:table-row table:style-name="ro1">
          <table:table-cell/>
          <table:table-cell table:style-name="ce132" table:formula="of:=[.H5]" office:value-type="float" office:value="0.752445447705041" calcext:value-type="float">
            <text:p>0,8</text:p>
          </table:table-cell>
          <table:table-cell table:style-name="ce121" office:value-type="string" calcext:value-type="string">
            <text:p>% de viajeros escribieron 4 opiniones</text:p>
          </table:table-cell>
          <table:table-cell table:number-columns-repeated="2"/>
          <table:table-cell table:style-name="ce135" office:value-type="float" office:value="1" calcext:value-type="float">
            <text:p>1</text:p>
          </table:table-cell>
          <table:table-cell table:style-name="ce137" office:value-type="float" office:value="1022" calcext:value-type="float">
            <text:p>1022</text:p>
          </table:table-cell>
          <table:table-cell table:style-name="ce141" table:formula="of:=[.G8]*100/[.G9]" office:value-type="float" office:value="76.8999247554552" calcext:value-type="float">
            <text:p>76,9</text:p>
          </table:table-cell>
          <table:table-cell table:number-columns-repeated="1016"/>
        </table:table-row>
        <table:table-row table:style-name="ro1">
          <table:table-cell/>
          <table:table-cell table:style-name="ce132" table:formula="of:=[.H6]" office:value-type="float" office:value="3.6117381489842" calcext:value-type="float">
            <text:p>3,6</text:p>
          </table:table-cell>
          <table:table-cell table:style-name="ce121" office:value-type="string" calcext:value-type="string">
            <text:p>% de viajeros escribieron 3 opiniones</text:p>
          </table:table-cell>
          <table:table-cell table:number-columns-repeated="3"/>
          <table:table-cell table:style-name="ce138" table:formula="of:=SUM([.G5:.G8])"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/>
          <table:table-cell table:style-name="ce132" table:formula="of:=[.H7]" office:value-type="float" office:value="18.7358916478555" calcext:value-type="float">
            <text:p>18,7</text:p>
          </table:table-cell>
          <table:table-cell table:style-name="ce121" office:value-type="string" calcext:value-type="string">
            <text:p>% de viajeros escribieron 2 opiniones</text:p>
          </table:table-cell>
          <table:table-cell table:number-columns-repeated="3"/>
          <table:table-cell table:style-name="ce139"/>
          <table:table-cell table:number-columns-repeated="1017"/>
        </table:table-row>
        <table:table-row table:style-name="ro1">
          <table:table-cell/>
          <table:table-cell table:style-name="ce132" table:formula="of:=[.H8]" office:value-type="float" office:value="76.8999247554552" calcext:value-type="float">
            <text:p>76,9</text:p>
          </table:table-cell>
          <table:table-cell table:style-name="ce121" office:value-type="string" calcext:value-type="string">
            <text:p>% de viajeros escribieron 1 opinión</text:p>
          </table:table-cell>
          <table:table-cell table:number-columns-repeated="3"/>
          <table:table-cell table:style-name="ce139"/>
          <table:table-cell table:number-columns-repeated="1017"/>
        </table:table-row>
        <table:table-row table:style-name="ro1">
          <table:table-cell/>
          <table:table-cell table:style-name="ce117"/>
          <table:table-cell table:style-name="ce122"/>
          <table:table-cell table:number-columns-repeated="1021"/>
        </table:table-row>
        <table:table-row table:style-name="ro1">
          <table:table-cell/>
          <table:table-cell table:style-name="ce115"/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1_-_790r" table:style-name="ta1">
        <table:table-column table:style-name="co9" table:default-cell-style-name="ce111"/>
        <table:table-column table:style-name="co10" table:default-cell-style-name="ce111"/>
        <table:table-column table:style-name="co1" table:number-columns-repeated="4" table:default-cell-style-name="ce111"/>
        <table:table-column table:style-name="co3" table:number-columns-repeated="1018" table:default-cell-style-name="ce111"/>
        <table:table-row table:style-name="ro1"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3"/>
        </table:table-row>
        <table:table-row table:style-name="ro2">
          <table:table-cell table:style-name="ce113" office:value-type="string" calcext:value-type="string">
            <text:p>SITIO: GÜEMBÉ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# de viajeros</text:p>
          </table:table-cell>
          <table:table-cell table:style-name="ce124" office:value-type="string" calcext:value-type="string">
            <text:p>País</text:p>
          </table:table-cell>
          <table:table-cell table:number-columns-repeated="1022"/>
        </table:table-row>
        <table:table-row table:style-name="ro1">
          <table:table-cell table:style-name="ce142" office:value-type="float" office:value="238" calcext:value-type="float">
            <text:p>238</text:p>
          </table:table-cell>
          <table:table-cell table:style-name="ce128" office:value-type="string" calcext:value-type="string">
            <text:p>Bolivia</text:p>
          </table:table-cell>
          <table:table-cell/>
          <table:table-cell table:formula="of:=[.A5]*100/[.A52]" office:value-type="float" office:value="30.4347826086957" calcext:value-type="float">
            <text:p>30,4347826086957</text:p>
          </table:table-cell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3" office:value-type="float" office:value="143" calcext:value-type="float">
            <text:p>143</text:p>
          </table:table-cell>
          <table:table-cell table:style-name="ce129" office:value-type="string" calcext:value-type="string">
            <text:p>N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40" calcext:value-type="float">
            <text:p>140</text:p>
          </table:table-cell>
          <table:table-cell table:style-name="ce128" office:value-type="string" calcext:value-type="string">
            <text:p>Chile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55" calcext:value-type="float">
            <text:p>55</text:p>
          </table:table-cell>
          <table:table-cell table:style-name="ce128" office:value-type="string" calcext:value-type="string">
            <text:p>Argentin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43" calcext:value-type="float">
            <text:p>43</text:p>
          </table:table-cell>
          <table:table-cell table:style-name="ce128" office:value-type="string" calcext:value-type="string">
            <text:p>EE.UU.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31" calcext:value-type="float">
            <text:p>31</text:p>
          </table:table-cell>
          <table:table-cell table:style-name="ce128" office:value-type="string" calcext:value-type="string">
            <text:p>Perú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9" calcext:value-type="float">
            <text:p>29</text:p>
          </table:table-cell>
          <table:table-cell table:style-name="ce128" office:value-type="string" calcext:value-type="string">
            <text:p>Españ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3" calcext:value-type="float">
            <text:p>13</text:p>
          </table:table-cell>
          <table:table-cell table:style-name="ce128" office:value-type="string" calcext:value-type="string">
            <text:p>Reino Unido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0" calcext:value-type="float">
            <text:p>10</text:p>
          </table:table-cell>
          <table:table-cell table:style-name="ce128" office:value-type="string" calcext:value-type="string">
            <text:p>Austral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7" calcext:value-type="float">
            <text:p>7</text:p>
          </table:table-cell>
          <table:table-cell table:style-name="ce128" office:value-type="string" calcext:value-type="string">
            <text:p>Uruguay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7" calcext:value-type="float">
            <text:p>7</text:p>
          </table:table-cell>
          <table:table-cell table:style-name="ce128" office:value-type="string" calcext:value-type="string">
            <text:p>Colomb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6" calcext:value-type="float">
            <text:p>6</text:p>
          </table:table-cell>
          <table:table-cell table:style-name="ce128" office:value-type="string" calcext:value-type="string">
            <text:p>México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6" calcext:value-type="float">
            <text:p>6</text:p>
          </table:table-cell>
          <table:table-cell table:style-name="ce128" office:value-type="string" calcext:value-type="string">
            <text:p>Ecuador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5" calcext:value-type="float">
            <text:p>5</text:p>
          </table:table-cell>
          <table:table-cell table:style-name="ce128" office:value-type="string" calcext:value-type="string">
            <text:p>Brasil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4" calcext:value-type="float">
            <text:p>4</text:p>
          </table:table-cell>
          <table:table-cell table:style-name="ce128" office:value-type="string" calcext:value-type="string">
            <text:p>Canadá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Suec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Israel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Franc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Aleman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Venezuel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Paraguay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Panamá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Ital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Chipre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Chin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Bélgic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Ucran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Suiz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Singapur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República Dominican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Puerto Rico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Polon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Países Bajos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Nicaragu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Costa Ric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Luxemburgo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Kuwait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Irland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Guatemal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Finland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Filipinas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Eslovaquia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El Salvador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Corea del Sur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>
          <table:table-cell table:style-name="ce144" office:value-type="float" office:value="1" calcext:value-type="float">
            <text:p>1</text:p>
          </table:table-cell>
          <table:table-cell table:style-name="ce130" office:value-type="string" calcext:value-type="string">
            <text:p>Bahamas</text:p>
          </table:table-cell>
          <table:table-cell table:number-columns-repeated="2"/>
          <table:table-cell table:style-name="ce151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formula="of:=SUM([.A5:.A50])" office:value-type="float" office:value="782" calcext:value-type="float">
            <text:p>782</text:p>
          </table:table-cell>
          <table:table-cell table:style-name="ce120" office:value-type="string" calcext:value-type="string">
            <text:p>Total opiniones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4" table:formula="of:=[.A52]-[.A6]" office:value-type="float" office:value="639" calcext:value-type="float">
            <text:p>639</text:p>
          </table:table-cell>
          <table:table-cell table:style-name="ce120" office:value-type="string" calcext:value-type="string">
            <text:p>Opiniones con país válido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45" table:formula="of:=COUNTIF([.A5:.A50];&quot;&lt;&gt;''&quot;)-1" office:value-type="float" office:value="45" calcext:value-type="float">
            <text:p>45</text:p>
          </table:table-cell>
          <table:table-cell table:style-name="ce146" office:value-type="string" calcext:value-type="string">
            <text:p># de países</text:p>
          </table:table-cell>
          <table:table-cell table:style-name="ce148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 table:formula="of:=[.A53]*100/[.A52]" office:value-type="float" office:value="81.7135549872123" calcext:value-type="float">
            <text:p>82</text:p>
          </table:table-cell>
          <table:table-cell table:style-name="ce121" office:value-type="string" calcext:value-type="string">
            <text:p>% opiniones con país válid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6" table:formula="of:=100-[.A57]" office:value-type="float" office:value="18.2864450127877" calcext:value-type="float">
            <text:p>18</text:p>
          </table:table-cell>
          <table:table-cell table:style-name="ce121" office:value-type="string" calcext:value-type="string">
            <text:p>% opiniones con país nul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7"/>
          <table:table-cell table:style-name="ce122"/>
          <table:table-cell table:number-columns-repeated="1022"/>
        </table:table-row>
        <table:table-row table:style-name="ro1">
          <table:table-cell table:style-name="ce119" table:formula="of:=[.A5]*100/[.A53]" office:value-type="float" office:value="37.245696400626" calcext:value-type="float">
            <text:p>37</text:p>
          </table:table-cell>
          <table:table-cell table:style-name="ce123" office:value-type="string" calcext:value-type="string">
            <text:p>% viajeros nacionales (sobre opiniones con país válido)</text:p>
          </table:table-cell>
          <table:table-cell table:style-name="ce150" table:number-columns-repeated="3"/>
          <table:table-cell table:number-columns-repeated="1019"/>
        </table:table-row>
        <table:table-row table:style-name="ro1">
          <table:table-cell table:style-name="ce119" table:formula="of:=100-[.A60]" office:value-type="float" office:value="62.754303599374" calcext:value-type="float">
            <text:p>63</text:p>
          </table:table-cell>
          <table:table-cell table:style-name="ce123" office:value-type="string" calcext:value-type="string">
            <text:p>% viajeros extranjeros</text:p>
          </table:table-cell>
          <table:table-cell table:style-name="ce150" table:number-columns-repeated="3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3_-_580r" table:style-name="ta1">
        <table:table-column table:style-name="co9" table:default-cell-style-name="ce111"/>
        <table:table-column table:style-name="co10" table:default-cell-style-name="ce111"/>
        <table:table-column table:style-name="co1" table:number-columns-repeated="3" table:default-cell-style-name="ce111"/>
        <table:table-column table:style-name="co3" table:number-columns-repeated="1019" table:default-cell-style-name="ce111"/>
        <table:table-row table:style-name="ro1"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3"/>
        </table:table-row>
        <table:table-row table:style-name="ro2">
          <table:table-cell table:style-name="ce113" office:value-type="string" calcext:value-type="string">
            <text:p>SITIO: PLAZA 24 DE SEPTIEMB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# de viajeros</text:p>
          </table:table-cell>
          <table:table-cell table:style-name="ce124" office:value-type="string" calcext:value-type="string">
            <text:p>País</text:p>
          </table:table-cell>
          <table:table-cell table:number-columns-repeated="1022"/>
        </table:table-row>
        <table:table-row table:style-name="ro1">
          <table:table-cell table:style-name="ce125" office:value-type="float" office:value="133" calcext:value-type="float">
            <text:p>133</text:p>
          </table:table-cell>
          <table:table-cell table:style-name="ce128" office:value-type="string" calcext:value-type="string">
            <text:p>Bolivia</text:p>
          </table:table-cell>
          <table:table-cell/>
          <table:table-cell table:formula="of:=[.A5]*100/[.A49]" office:value-type="float" office:value="23.5815602836879" calcext:value-type="float">
            <text:p>23,5815602836879</text:p>
          </table:table-cell>
          <table:table-cell table:number-columns-repeated="2"/>
          <table:table-cell table:formula="of:=[.D5]-100" office:value-type="float" office:value="-76.4184397163121" calcext:value-type="float">
            <text:p>-76,4184397163121</text:p>
          </table:table-cell>
          <table:table-cell table:number-columns-repeated="1017"/>
        </table:table-row>
        <table:table-row table:style-name="ro1">
          <table:table-cell table:style-name="ce125" office:value-type="float" office:value="92" calcext:value-type="float">
            <text:p>92</text:p>
          </table:table-cell>
          <table:table-cell table:style-name="ce128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152" office:value-type="float" office:value="81" calcext:value-type="float">
            <text:p>81</text:p>
          </table:table-cell>
          <table:table-cell table:style-name="ce153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125" office:value-type="float" office:value="66" calcext:value-type="float">
            <text:p>66</text:p>
          </table:table-cell>
          <table:table-cell table:style-name="ce128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125" office:value-type="float" office:value="34" calcext:value-type="float">
            <text:p>34</text:p>
          </table:table-cell>
          <table:table-cell table:style-name="ce128" office:value-type="string" calcext:value-type="string">
            <text:p>EE.UU.</text:p>
          </table:table-cell>
          <table:table-cell table:number-columns-repeated="1022"/>
        </table:table-row>
        <table:table-row table:style-name="ro1">
          <table:table-cell table:style-name="ce125" office:value-type="float" office:value="31" calcext:value-type="float">
            <text:p>31</text:p>
          </table:table-cell>
          <table:table-cell table:style-name="ce128" office:value-type="string" calcext:value-type="string">
            <text:p>España</text:p>
          </table:table-cell>
          <table:table-cell table:number-columns-repeated="1022"/>
        </table:table-row>
        <table:table-row table:style-name="ro1">
          <table:table-cell table:style-name="ce125" office:value-type="float" office:value="26" calcext:value-type="float">
            <text:p>26</text:p>
          </table:table-cell>
          <table:table-cell table:style-name="ce128" office:value-type="string" calcext:value-type="string">
            <text:p>Perú</text:p>
          </table:table-cell>
          <table:table-cell table:number-columns-repeated="1022"/>
        </table:table-row>
        <table:table-row table:style-name="ro1">
          <table:table-cell table:style-name="ce125" office:value-type="float" office:value="10" calcext:value-type="float">
            <text:p>10</text:p>
          </table:table-cell>
          <table:table-cell table:style-name="ce128" office:value-type="string" calcext:value-type="string">
            <text:p>Reino Unido</text:p>
          </table:table-cell>
          <table:table-cell table:number-columns-repeated="1022"/>
        </table:table-row>
        <table:table-row table:style-name="ro1">
          <table:table-cell table:style-name="ce125" office:value-type="float" office:value="9" calcext:value-type="float">
            <text:p>9</text:p>
          </table:table-cell>
          <table:table-cell table:style-name="ce128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125" office:value-type="float" office:value="8" calcext:value-type="float">
            <text:p>8</text:p>
          </table:table-cell>
          <table:table-cell table:style-name="ce128" office:value-type="string" calcext:value-type="string">
            <text:p>Canadá</text:p>
          </table:table-cell>
          <table:table-cell table:number-columns-repeated="1022"/>
        </table:table-row>
        <table:table-row table:style-name="ro1">
          <table:table-cell table:style-name="ce125" office:value-type="float" office:value="7" calcext:value-type="float">
            <text:p>7</text:p>
          </table:table-cell>
          <table:table-cell table:style-name="ce128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 table:style-name="ce125" office:value-type="float" office:value="7" calcext:value-type="float">
            <text:p>7</text:p>
          </table:table-cell>
          <table:table-cell table:style-name="ce128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125" office:value-type="float" office:value="7" calcext:value-type="float">
            <text:p>7</text:p>
          </table:table-cell>
          <table:table-cell table:style-name="ce128"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125" office:value-type="float" office:value="6" calcext:value-type="float">
            <text:p>6</text:p>
          </table:table-cell>
          <table:table-cell table:style-name="ce128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25" office:value-type="float" office:value="5" calcext:value-type="float">
            <text:p>5</text:p>
          </table:table-cell>
          <table:table-cell table:style-name="ce128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125" office:value-type="float" office:value="4" calcext:value-type="float">
            <text:p>4</text:p>
          </table:table-cell>
          <table:table-cell table:style-name="ce128" office:value-type="string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125" office:value-type="float" office:value="3" calcext:value-type="float">
            <text:p>3</text:p>
          </table:table-cell>
          <table:table-cell table:style-name="ce128" office:value-type="string" calcext:value-type="string">
            <text:p>Italia</text:p>
          </table:table-cell>
          <table:table-cell table:number-columns-repeated="1022"/>
        </table:table-row>
        <table:table-row table:style-name="ro1">
          <table:table-cell table:style-name="ce125" office:value-type="float" office:value="3" calcext:value-type="float">
            <text:p>3</text:p>
          </table:table-cell>
          <table:table-cell table:style-name="ce128" office:value-type="string" calcext:value-type="string">
            <text:p>Francia</text:p>
          </table:table-cell>
          <table:table-cell table:number-columns-repeated="1022"/>
        </table:table-row>
        <table:table-row table:style-name="ro1">
          <table:table-cell table:style-name="ce125" office:value-type="float" office:value="3" calcext:value-type="float">
            <text:p>3</text:p>
          </table:table-cell>
          <table:table-cell table:style-name="ce128"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Países Bajos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Alemania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Panamá</text:p>
          </table:table-cell>
          <table:table-cell table:number-columns-repeated="1022"/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8" office:value-type="string" calcext:value-type="string">
            <text:p>Suiz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Israel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Emiratos Árabes Unidos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Luxemburgo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Norueg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Egipto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Islas Bermudas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Rusi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Bélgic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Poloni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Tailandi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República Dominicana</text:p>
          </table:table-cell>
          <table:table-cell table:number-columns-repeated="1022"/>
        </table:table-row>
        <table:table-row table:style-name="ro1"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>
            <text:p>Baréin</text:p>
          </table:table-cell>
          <table:table-cell table:number-columns-repeated="1022"/>
        </table:table-row>
        <table:table-row table:style-name="ro1"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Irland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formula="of:=SUM([.A5:.A47])" office:value-type="float" office:value="564" calcext:value-type="float">
            <text:p>564</text:p>
          </table:table-cell>
          <table:table-cell table:style-name="ce120" office:value-type="string" calcext:value-type="string">
            <text:p>Total opiniones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4" table:formula="of:=[.A49]-[.A7]" office:value-type="float" office:value="483" calcext:value-type="float">
            <text:p>483</text:p>
          </table:table-cell>
          <table:table-cell table:style-name="ce120" office:value-type="string" calcext:value-type="string">
            <text:p>Opiniones con país válido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45" table:formula="of:=COUNTIF([.A5:.A47];&quot;&lt;&gt;''&quot;)-1" office:value-type="float" office:value="42" calcext:value-type="float">
            <text:p>42</text:p>
          </table:table-cell>
          <table:table-cell table:style-name="ce146" office:value-type="string" calcext:value-type="string">
            <text:p># de países</text:p>
          </table:table-cell>
          <table:table-cell table:style-name="ce148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 table:formula="of:=[.A50]*100/[.A49]" office:value-type="float" office:value="85.6382978723404" calcext:value-type="float">
            <text:p>86</text:p>
          </table:table-cell>
          <table:table-cell table:style-name="ce121" office:value-type="string" calcext:value-type="string">
            <text:p>% opiniones con país válid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6" table:formula="of:=100-[.A54]" office:value-type="float" office:value="14.3617021276596" calcext:value-type="float">
            <text:p>14</text:p>
          </table:table-cell>
          <table:table-cell table:style-name="ce121" office:value-type="string" calcext:value-type="string">
            <text:p>% opiniones con país nul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7"/>
          <table:table-cell table:style-name="ce122"/>
          <table:table-cell table:number-columns-repeated="1022"/>
        </table:table-row>
        <table:table-row table:style-name="ro1">
          <table:table-cell table:style-name="ce119" table:formula="of:=[.A5]*100/[.A50]" office:value-type="float" office:value="27.536231884058" calcext:value-type="float">
            <text:p>28</text:p>
          </table:table-cell>
          <table:table-cell table:style-name="ce123" office:value-type="string" calcext:value-type="string">
            <text:p>% viajeros nacionales (sobre opiniones con país válido)</text:p>
          </table:table-cell>
          <table:table-cell table:style-name="ce150" table:number-columns-repeated="3"/>
          <table:table-cell table:number-columns-repeated="1019"/>
        </table:table-row>
        <table:table-row table:style-name="ro1">
          <table:table-cell table:style-name="ce119" table:formula="of:=100-[.A57]" office:value-type="float" office:value="72.463768115942" calcext:value-type="float">
            <text:p>72</text:p>
          </table:table-cell>
          <table:table-cell table:style-name="ce123" office:value-type="string" calcext:value-type="string">
            <text:p>% viajeros extranjeros</text:p>
          </table:table-cell>
          <table:table-cell table:style-name="ce150" table:number-columns-repeated="3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4_-_250r" table:style-name="ta1">
        <table:table-column table:style-name="co9" table:default-cell-style-name="ce111"/>
        <table:table-column table:style-name="co10" table:default-cell-style-name="ce111"/>
        <table:table-column table:style-name="co1" table:number-columns-repeated="3" table:default-cell-style-name="ce111"/>
        <table:table-column table:style-name="co3" table:number-columns-repeated="1019" table:default-cell-style-name="ce111"/>
        <table:table-row table:style-name="ro1"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3"/>
        </table:table-row>
        <table:table-row table:style-name="ro2">
          <table:table-cell table:style-name="ce113" office:value-type="string" calcext:value-type="string">
            <text:p>SITIO: SAMAIP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# de viajeros</text:p>
          </table:table-cell>
          <table:table-cell table:style-name="ce124" office:value-type="string" calcext:value-type="string">
            <text:p>País</text:p>
          </table:table-cell>
          <table:table-cell table:number-columns-repeated="1022"/>
        </table:table-row>
        <table:table-row table:style-name="ro1">
          <table:table-cell table:style-name="ce142" office:value-type="float" office:value="84" calcext:value-type="float">
            <text:p>84</text:p>
          </table:table-cell>
          <table:table-cell table:style-name="ce128" office:value-type="string" calcext:value-type="string">
            <text:p>Bolivia</text:p>
          </table:table-cell>
          <table:table-cell/>
          <table:table-cell table:formula="of:=[.A5]*100/[.A29]" office:value-type="float" office:value="35.5932203389831" calcext:value-type="float">
            <text:p>35,5932203389831</text:p>
          </table:table-cell>
          <table:table-cell table:number-columns-repeated="1020"/>
        </table:table-row>
        <table:table-row table:style-name="ro1">
          <table:table-cell table:style-name="ce154" office:value-type="float" office:value="35" calcext:value-type="float">
            <text:p>35</text:p>
          </table:table-cell>
          <table:table-cell table:style-name="ce153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142" office:value-type="float" office:value="31" calcext:value-type="float">
            <text:p>31</text:p>
          </table:table-cell>
          <table:table-cell table:style-name="ce128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142" office:value-type="float" office:value="28" calcext:value-type="float">
            <text:p>28</text:p>
          </table:table-cell>
          <table:table-cell table:style-name="ce128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142" office:value-type="float" office:value="14" calcext:value-type="float">
            <text:p>14</text:p>
          </table:table-cell>
          <table:table-cell table:style-name="ce128" office:value-type="string" calcext:value-type="string">
            <text:p>EE.UU.</text:p>
          </table:table-cell>
          <table:table-cell table:number-columns-repeated="1022"/>
        </table:table-row>
        <table:table-row table:style-name="ro1">
          <table:table-cell table:style-name="ce142" office:value-type="float" office:value="10" calcext:value-type="float">
            <text:p>10</text:p>
          </table:table-cell>
          <table:table-cell table:style-name="ce128" office:value-type="string" calcext:value-type="string">
            <text:p>España</text:p>
          </table:table-cell>
          <table:table-cell table:number-columns-repeated="1022"/>
        </table:table-row>
        <table:table-row table:style-name="ro1">
          <table:table-cell table:style-name="ce142" office:value-type="float" office:value="6" calcext:value-type="float">
            <text:p>6</text:p>
          </table:table-cell>
          <table:table-cell table:style-name="ce128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142" office:value-type="float" office:value="5" calcext:value-type="float">
            <text:p>5</text:p>
          </table:table-cell>
          <table:table-cell table:style-name="ce128" office:value-type="string" calcext:value-type="string">
            <text:p>Perú</text:p>
          </table:table-cell>
          <table:table-cell table:number-columns-repeated="102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style-name="ce128" office:value-type="string" calcext:value-type="string">
            <text:p>Países Bajos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Alemania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Reino Unido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Italia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Emiratos Árabes Unidos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Chipre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144" office:value-type="float" office:value="1" calcext:value-type="float">
            <text:p>1</text:p>
          </table:table-cell>
          <table:table-cell table:style-name="ce130" office:value-type="string" calcext:value-type="string">
            <text:p>Suiz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4" table:formula="of:=SUM([.A5:.A28])" office:value-type="float" office:value="236" calcext:value-type="float">
            <text:p>236</text:p>
          </table:table-cell>
          <table:table-cell table:style-name="ce120" office:value-type="string" calcext:value-type="string">
            <text:p>Total opiniones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4" table:formula="of:=[.A29]-[.A6]" office:value-type="float" office:value="201" calcext:value-type="float">
            <text:p>201</text:p>
          </table:table-cell>
          <table:table-cell table:style-name="ce120" office:value-type="string" calcext:value-type="string">
            <text:p>Opiniones con país válido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45" table:formula="of:=COUNTIF([.A5:.A28];&quot;&lt;&gt;''&quot;)-1" office:value-type="float" office:value="23" calcext:value-type="float">
            <text:p>23</text:p>
          </table:table-cell>
          <table:table-cell table:style-name="ce146" office:value-type="string" calcext:value-type="string">
            <text:p># de países</text:p>
          </table:table-cell>
          <table:table-cell table:style-name="ce148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 table:formula="of:=[.A30]*100/[.A29]" office:value-type="float" office:value="85.1694915254237" calcext:value-type="float">
            <text:p>85</text:p>
          </table:table-cell>
          <table:table-cell table:style-name="ce121" office:value-type="string" calcext:value-type="string">
            <text:p>% opiniones con país válid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6" table:formula="of:=100-[.A34]" office:value-type="float" office:value="14.8305084745763" calcext:value-type="float">
            <text:p>15</text:p>
          </table:table-cell>
          <table:table-cell table:style-name="ce121" office:value-type="string" calcext:value-type="string">
            <text:p>% opiniones con país nul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7"/>
          <table:table-cell table:style-name="ce122"/>
          <table:table-cell table:number-columns-repeated="1022"/>
        </table:table-row>
        <table:table-row table:style-name="ro1">
          <table:table-cell table:style-name="ce119" table:formula="of:=[.A5]*100/[.A30]" office:value-type="float" office:value="41.7910447761194" calcext:value-type="float">
            <text:p>42</text:p>
          </table:table-cell>
          <table:table-cell table:style-name="ce123" office:value-type="string" calcext:value-type="string">
            <text:p>% viajeros nacionales (sobre opiniones con país válido)</text:p>
          </table:table-cell>
          <table:table-cell table:style-name="ce150" table:number-columns-repeated="3"/>
          <table:table-cell table:number-columns-repeated="1019"/>
        </table:table-row>
        <table:table-row table:style-name="ro1">
          <table:table-cell table:style-name="ce119" table:formula="of:=100-[.A37]" office:value-type="float" office:value="58.2089552238806" calcext:value-type="float">
            <text:p>58</text:p>
          </table:table-cell>
          <table:table-cell table:style-name="ce123" office:value-type="string" calcext:value-type="string">
            <text:p>% viajeros extranjeros</text:p>
          </table:table-cell>
          <table:table-cell table:style-name="ce150" table:number-columns-repeated="3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5_-_170r" table:style-name="ta1">
        <table:table-column table:style-name="co9" table:default-cell-style-name="ce111"/>
        <table:table-column table:style-name="co1" table:number-columns-repeated="4" table:default-cell-style-name="ce111"/>
        <table:table-column table:style-name="co3" table:number-columns-repeated="1019" table:default-cell-style-name="ce111"/>
        <table:table-row table:style-name="ro1">
          <table:table-cell table:style-name="ce112" office:value-type="string" calcext:value-type="string">
            <text:p>TRIPADVISOR: ATRACCIONES TURÍSTICAS DE SANTA CRUZ, BOLIVIA</text:p>
          </table:table-cell>
          <table:table-cell table:number-columns-repeated="1023"/>
        </table:table-row>
        <table:table-row table:style-name="ro2">
          <table:table-cell table:style-name="ce113" office:value-type="string" calcext:value-type="string">
            <text:p>SITIO: IGLESIAS DE LA CHIQUITAN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# de viajeros</text:p>
          </table:table-cell>
          <table:table-cell table:style-name="ce124" office:value-type="string" calcext:value-type="string">
            <text:p>País</text:p>
          </table:table-cell>
          <table:table-cell/>
          <table:table-cell office:value-type="string" calcext:value-type="string">
            <text:p>Nac</text:p>
          </table:table-cell>
          <table:table-cell table:number-columns-repeated="2"/>
          <table:table-cell office:value-type="string" calcext:value-type="string">
            <text:p>Ext</text:p>
          </table:table-cell>
          <table:table-cell table:number-columns-repeated="1017"/>
        </table:table-row>
        <table:table-row table:style-name="ro1">
          <table:table-cell table:style-name="ce142" office:value-type="float" office:value="62" calcext:value-type="float">
            <text:p>62</text:p>
          </table:table-cell>
          <table:table-cell table:style-name="ce128" office:value-type="string" calcext:value-type="string">
            <text:p>Bolivia</text:p>
          </table:table-cell>
          <table:table-cell/>
          <table:table-cell table:formula="of:=[.A5]*100/[.A21]" office:value-type="float" office:value="46.969696969697" calcext:value-type="float">
            <text:p>46,969696969697</text:p>
          </table:table-cell>
          <table:table-cell table:number-columns-repeated="2"/>
          <table:table-cell table:formula="of:=[.D5]-100" office:value-type="float" office:value="-53.030303030303" calcext:value-type="float">
            <text:p>-53,030303030303</text:p>
          </table:table-cell>
          <table:table-cell table:number-columns-repeated="1017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table:style-name="ce46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142" office:value-type="float" office:value="12" calcext:value-type="float">
            <text:p>12</text:p>
          </table:table-cell>
          <table:table-cell table:style-name="ce128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142" office:value-type="float" office:value="9" calcext:value-type="float">
            <text:p>9</text:p>
          </table:table-cell>
          <table:table-cell table:style-name="ce128" office:value-type="string" calcext:value-type="string">
            <text:p>España</text:p>
          </table:table-cell>
          <table:table-cell table:number-columns-repeated="1022"/>
        </table:table-row>
        <table:table-row table:style-name="ro1">
          <table:table-cell table:style-name="ce142" office:value-type="float" office:value="8" calcext:value-type="float">
            <text:p>8</text:p>
          </table:table-cell>
          <table:table-cell table:style-name="ce128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142" office:value-type="float" office:value="4" calcext:value-type="float">
            <text:p>4</text:p>
          </table:table-cell>
          <table:table-cell table:style-name="ce128" office:value-type="string" calcext:value-type="string">
            <text:p>EE.UU.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Canadá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8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Perú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28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144" office:value-type="float" office:value="1" calcext:value-type="float">
            <text:p>1</text:p>
          </table:table-cell>
          <table:table-cell table:style-name="ce130" office:value-type="string" calcext:value-type="string">
            <text:p>Sui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formula="of:=SUM([.A5:.A18])" office:value-type="float" office:value="132" calcext:value-type="float">
            <text:p>132</text:p>
          </table:table-cell>
          <table:table-cell table:style-name="ce120" office:value-type="string" calcext:value-type="string">
            <text:p>Total opiniones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4" table:formula="of:=[.A21]-[.A6]" office:value-type="float" office:value="106" calcext:value-type="float">
            <text:p>106</text:p>
          </table:table-cell>
          <table:table-cell table:style-name="ce120" office:value-type="string" calcext:value-type="string">
            <text:p>Opiniones con país válido</text:p>
          </table:table-cell>
          <table:table-cell table:style-name="ce147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45" table:formula="of:=COUNTIF([.A5:.A18];&quot;&lt;&gt;''&quot;)-1" office:value-type="float" office:value="13" calcext:value-type="float">
            <text:p>13</text:p>
          </table:table-cell>
          <table:table-cell table:style-name="ce146" office:value-type="string" calcext:value-type="string">
            <text:p># de países</text:p>
          </table:table-cell>
          <table:table-cell table:style-name="ce148"/>
          <table:table-cell table:number-columns-repeated="1021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 table:formula="of:=[.A22]*100/[.A21]" office:value-type="float" office:value="80.3030303030303" calcext:value-type="float">
            <text:p>80</text:p>
          </table:table-cell>
          <table:table-cell table:style-name="ce121" office:value-type="string" calcext:value-type="string">
            <text:p>% opiniones con país válid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6" table:formula="of:=100-[.A26]" office:value-type="float" office:value="19.6969696969697" calcext:value-type="float">
            <text:p>20</text:p>
          </table:table-cell>
          <table:table-cell table:style-name="ce121" office:value-type="string" calcext:value-type="string">
            <text:p>% opiniones con país nulo</text:p>
          </table:table-cell>
          <table:table-cell table:style-name="ce149"/>
          <table:table-cell table:number-columns-repeated="1021"/>
        </table:table-row>
        <table:table-row table:style-name="ro1">
          <table:table-cell table:style-name="ce117"/>
          <table:table-cell table:style-name="ce122"/>
          <table:table-cell table:number-columns-repeated="1022"/>
        </table:table-row>
        <table:table-row table:style-name="ro1">
          <table:table-cell table:style-name="ce119" table:formula="of:=[.A5]*100/[.A22]" office:value-type="float" office:value="58.4905660377359" calcext:value-type="float">
            <text:p>58</text:p>
          </table:table-cell>
          <table:table-cell table:style-name="ce123" office:value-type="string" calcext:value-type="string">
            <text:p>% viajeros nacionales (sobre opiniones con país válido)</text:p>
          </table:table-cell>
          <table:table-cell table:style-name="ce150" table:number-columns-repeated="3"/>
          <table:table-cell table:number-columns-repeated="1019"/>
        </table:table-row>
        <table:table-row table:style-name="ro1">
          <table:table-cell table:style-name="ce119" table:formula="of:=100-[.A29]" office:value-type="float" office:value="41.5094339622642" calcext:value-type="float">
            <text:p>42</text:p>
          </table:table-cell>
          <table:table-cell table:style-name="ce123" office:value-type="string" calcext:value-type="string">
            <text:p>% viajeros extranjeros</text:p>
          </table:table-cell>
          <table:table-cell table:style-name="ce150" table:number-columns-repeated="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íses" table:style-name="ta1">
        <table:table-column table:style-name="co4" table:default-cell-style-name="ce111"/>
        <table:table-column table:style-name="co11" table:default-cell-style-name="ce111"/>
        <table:table-column table:style-name="co3" table:number-columns-repeated="1022" table:default-cell-style-name="ce111"/>
        <table:table-row table:style-name="ro1">
          <table:table-cell table:style-name="ce157" office:value-type="string" calcext:value-type="string">
            <text:p>País</text:p>
          </table:table-cell>
          <table:table-cell table:style-name="ce158" office:value-type="string" calcext:value-type="string">
            <text:p>Continent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leman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rgentina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alia</text:p>
          </table:table-cell>
          <table:table-cell office:value-type="string" calcext:value-type="string">
            <text:p>Oceaní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ahamas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aréin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élgic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olivia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rasil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anadá</text:p>
          </table:table-cell>
          <table:table-cell office:value-type="string" calcext:value-type="string">
            <text:p>América del Nort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le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pre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lombia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rea del Sur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sta Rica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cuador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E.UU.</text:p>
          </table:table-cell>
          <table:table-cell office:value-type="string" calcext:value-type="string">
            <text:p>América del Nort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gipto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l Salvador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miratos Árabes Unidos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lovaqu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pañ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ilipinas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ranc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Guatemala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rland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slas Bermudas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tal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Jamaica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Luxemburgo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México</text:p>
          </table:table-cell>
          <table:table-cell office:value-type="string" calcext:value-type="string">
            <text:p>América del Nort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icaragua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orueg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íses Bajos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namá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raguay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erú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olon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uerto Rico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ino Unido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pública Dominicana</text:p>
          </table:table-cell>
          <table:table-cell office:value-type="string" calcext:value-type="string">
            <text:p>América Central &amp; Carib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us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ingapur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ec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iz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Tailandia</text:p>
          </table:table-cell>
          <table:table-cell office:value-type="string" calcext:value-type="string">
            <text:p>Asi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crania</text:p>
          </table:table-cell>
          <table:table-cell office:value-type="string" calcext:value-type="string">
            <text:p>Europa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ruguay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Venezuela</text:p>
          </table:table-cell>
          <table:table-cell office:value-type="string" calcext:value-type="string">
            <text:p>América del Sur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_Continentes" table:style-name="ta1">
        <table:shapes>
          <draw:frame draw:z-index="0" draw:name="Gráfico 1" draw:style-name="gr1" svg:width="19.778cm" svg:height="11.125cm" svg:x="47.712cm" svg:y="6.928cm">
            <draw:object draw:notify-on-update-of-ranges="X_Continentes.S9:X_Continentes.S12 X_Continentes.T8:X_Continentes.T8 X_Continentes.T9:X_Continentes.T12 X_Continentes.U8:X_Continentes.U8 X_Continentes.U9:X_Continentes.U12 X_Continentes.V8:X_Continentes.V8 X_Continentes.V9:X_Continentes.V12 X_Continentes.W8:X_Continentes.W8 X_Continentes.W9:X_Continentes.W12 X_Continentes.X8:X_Continentes.X8 X_Continentes.X9:X_Continentes.X12 X_Continentes.Y8:X_Continentes.Y8 X_Continentes.Y9:X_Continentes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1"/>
        <table:table-column table:style-name="co15" table:default-cell-style-name="ce111"/>
        <table:table-column table:style-name="co19" table:default-cell-style-name="ce111"/>
        <table:table-column table:style-name="co20" table:default-cell-style-name="ce111"/>
        <table:table-column table:style-name="co1" table:number-columns-repeated="2" table:default-cell-style-name="ce111"/>
        <table:table-column table:style-name="co11" table:default-cell-style-name="ce111"/>
        <table:table-column table:style-name="co1" table:number-columns-repeated="4" table:default-cell-style-name="ce111"/>
        <table:table-column table:style-name="co21" table:default-cell-style-name="ce111"/>
        <table:table-column table:style-name="co1" table:number-columns-repeated="13" table:default-cell-style-name="ce111"/>
        <table:table-column table:style-name="co3" table:number-columns-repeated="999" table:default-cell-style-name="ce111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S01</text:p>
          </table:table-cell>
          <table:table-cell table:style-name="ce124" office:value-type="string" calcext:value-type="string">
            <text:p>continente</text:p>
          </table:table-cell>
          <table:table-cell table:style-name="ce124" office:value-type="string" calcext:value-type="string">
            <text:p>num_opin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Sur</text:p>
          </table:table-cell>
          <table:table-cell table:style-name="ce151" office:value-type="float" office:value="493" calcext:value-type="float">
            <text:p>49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9" office:value-type="string" calcext:value-type="string">
            <text:p>NA</text:p>
          </table:table-cell>
          <table:table-cell table:style-name="ce139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Europa</text:p>
          </table:table-cell>
          <table:table-cell table:style-name="ce151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Norte</text:p>
          </table:table-cell>
          <table:table-cell table:style-name="ce15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Oceanía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1" office:value-type="string" calcext:value-type="string">
            <text:p>Asia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2"/>
          <table:table-cell table:style-name="ce50"/>
          <table:table-cell table:style-name="ce51" office:value-type="string" calcext:value-type="string">
            <text:p>S01</text:p>
          </table:table-cell>
          <table:table-cell table:style-name="ce51" office:value-type="string" calcext:value-type="string">
            <text:p>S03</text:p>
          </table:table-cell>
          <table:table-cell table:style-name="ce51" office:value-type="string" calcext:value-type="string">
            <text:p>S04</text:p>
          </table:table-cell>
          <table:table-cell table:style-name="ce51" office:value-type="string" calcext:value-type="string">
            <text:p>S05</text:p>
          </table:table-cell>
          <table:table-cell/>
          <table:table-cell table:style-name="ce52" office:value-type="string" calcext:value-type="string">
            <text:p>S01</text:p>
          </table:table-cell>
          <table:table-cell table:style-name="ce52" office:value-type="string" calcext:value-type="string">
            <text:p>S03</text:p>
          </table:table-cell>
          <table:table-cell table:style-name="ce52" office:value-type="string" calcext:value-type="string">
            <text:p>S04</text:p>
          </table:table-cell>
          <table:table-cell table:style-name="ce52" office:value-type="string" calcext:value-type="string">
            <text:p>S05</text:p>
          </table:table-cell>
          <table:table-cell table:number-columns-repeated="3"/>
          <table:table-cell table:style-name="ce53" office:value-type="string" calcext:value-type="string">
            <text:p>América del Sur</text:p>
          </table:table-cell>
          <table:table-cell table:style-name="ce53" office:value-type="string" calcext:value-type="string">
            <text:p>América Central &amp; Caribe</text:p>
          </table:table-cell>
          <table:table-cell table:style-name="ce53" office:value-type="string" calcext:value-type="string">
            <text:p>América del Norte</text:p>
          </table:table-cell>
          <table:table-cell table:style-name="ce53" office:value-type="string" calcext:value-type="string">
            <text:p>Asia</text:p>
          </table:table-cell>
          <table:table-cell table:style-name="ce53" office:value-type="string" calcext:value-type="string">
            <text:p>Europa</text:p>
          </table:table-cell>
          <table:table-cell table:style-name="ce53" office:value-type="string" calcext:value-type="string">
            <text:p>Oceanía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Central &amp; Caribe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2"/>
          <table:table-cell table:formula="of:=[.C3]" office:value-type="string" office:string-value="América del Sur" calcext:value-type="string">
            <text:p>América del Sur</text:p>
          </table:table-cell>
          <table:table-cell table:formula="of:=[.D3]" office:value-type="float" office:value="493" calcext:value-type="float">
            <text:p>493</text:p>
          </table:table-cell>
          <table:table-cell table:formula="of:=[.D12]" office:value-type="float" office:value="347" calcext:value-type="float">
            <text:p>347</text:p>
          </table:table-cell>
          <table:table-cell table:formula="of:=[.D21]" office:value-type="float" office:value="158" calcext:value-type="float">
            <text:p>158</text:p>
          </table:table-cell>
          <table:table-cell table:formula="of:=[.D30]" office:value-type="float" office:value="89" calcext:value-type="float">
            <text:p>89</text:p>
          </table:table-cell>
          <table:table-cell/>
          <table:table-cell table:style-name="ce54" table:formula="of:=[.H9]*100/[.H15]" office:value-type="float" office:value="77.151799687011" calcext:value-type="float">
            <text:p>77,2</text:p>
          </table:table-cell>
          <table:table-cell table:style-name="ce54" table:formula="of:=[.I9]*100/[.I15]" office:value-type="float" office:value="71.8426501035197" calcext:value-type="float">
            <text:p>71,8</text:p>
          </table:table-cell>
          <table:table-cell table:style-name="ce54" table:formula="of:=[.J9]*100/[.J15]" office:value-type="float" office:value="78.6069651741294" calcext:value-type="float">
            <text:p>78,6</text:p>
          </table:table-cell>
          <table:table-cell table:style-name="ce54" table:formula="of:=[.K9]*100/[.K15]" office:value-type="float" office:value="83.9622641509434" calcext:value-type="float">
            <text:p>84,0</text:p>
          </table:table-cell>
          <table:table-cell table:number-columns-repeated="2"/>
          <table:table-cell table:style-name="ce55" office:value-type="string" calcext:value-type="string">
            <text:p>S01</text:p>
          </table:table-cell>
          <table:table-cell table:style-name="ce56" office:value-type="float" office:value="77.151799687011" calcext:value-type="float">
            <text:p>77,2</text:p>
          </table:table-cell>
          <table:table-cell table:style-name="ce57" office:value-type="float" office:value="1.40845070422535" calcext:value-type="float">
            <text:p>1,4</text:p>
          </table:table-cell>
          <table:table-cell table:style-name="ce57" office:value-type="float" office:value="8.29420970266041" calcext:value-type="float">
            <text:p>8,3</text:p>
          </table:table-cell>
          <table:table-cell table:style-name="ce57" office:value-type="float" office:value="1.40845070422535" calcext:value-type="float">
            <text:p>1,4</text:p>
          </table:table-cell>
          <table:table-cell table:style-name="ce57" office:value-type="float" office:value="10.1721439749609" calcext:value-type="float">
            <text:p>10,2</text:p>
          </table:table-cell>
          <table:table-cell table:style-name="ce58" office:value-type="float" office:value="1.56494522691706" calcext:value-type="float">
            <text:p>1,6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formula="of:=[.C9]" office:value-type="string" office:string-value="América Central &amp; Caribe" calcext:value-type="string">
            <text:p>América Central &amp; Caribe</text:p>
          </table:table-cell>
          <table:table-cell table:formula="of:=[.D9]" office:value-type="float" office:value="9" calcext:value-type="float">
            <text:p>9</text:p>
          </table:table-cell>
          <table:table-cell table:formula="of:=[.D16]" office:value-type="float" office:value="18" calcext:value-type="float">
            <text:p>18</text:p>
          </table:table-cell>
          <table:table-cell table:formula="of:=[.D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4" table:formula="of:=[.H10]*100/[.H15]" office:value-type="float" office:value="1.40845070422535" calcext:value-type="float">
            <text:p>1,4</text:p>
          </table:table-cell>
          <table:table-cell table:style-name="ce54" table:formula="of:=[.I10]*100/[.I15]" office:value-type="float" office:value="3.72670807453416" calcext:value-type="float">
            <text:p>3,7</text:p>
          </table:table-cell>
          <table:table-cell table:style-name="ce54" table:formula="of:=[.J10]*100/[.J15]" office:value-type="float" office:value="0.99502487562189" calcext:value-type="float">
            <text:p>1,0</text:p>
          </table:table-cell>
          <table:table-cell table:style-name="ce54" table:formula="of:=[.K10]*100/[.K15]" office:value-type="float" office:value="0" calcext:value-type="float">
            <text:p>0,0</text:p>
          </table:table-cell>
          <table:table-cell table:number-columns-repeated="2"/>
          <table:table-cell table:style-name="ce55" office:value-type="string" calcext:value-type="string">
            <text:p>S03</text:p>
          </table:table-cell>
          <table:table-cell table:style-name="ce59" office:value-type="float" office:value="71.8426501035197" calcext:value-type="float">
            <text:p>71,8</text:p>
          </table:table-cell>
          <table:table-cell table:style-name="ce60" office:value-type="float" office:value="3.72670807453416" calcext:value-type="float">
            <text:p>3,7</text:p>
          </table:table-cell>
          <table:table-cell table:style-name="ce60" office:value-type="float" office:value="10.1449275362319" calcext:value-type="float">
            <text:p>10,1</text:p>
          </table:table-cell>
          <table:table-cell table:style-name="ce60" office:value-type="float" office:value="1.0351966873706" calcext:value-type="float">
            <text:p>1,0</text:p>
          </table:table-cell>
          <table:table-cell table:style-name="ce60" office:value-type="float" office:value="12.4223602484472" calcext:value-type="float">
            <text:p>12,4</text:p>
          </table:table-cell>
          <table:table-cell table:style-name="ce140" office:value-type="float" office:value="0.82815734989648" calcext:value-type="float">
            <text:p>0,8</text:p>
          </table:table-cell>
          <table:table-cell table:number-columns-repeated="999"/>
        </table:table-row>
        <table:table-row table:style-name="ro1">
          <table:table-cell/>
          <table:table-cell table:style-name="ce49" office:value-type="string" calcext:value-type="string">
            <text:p>S03</text:p>
          </table:table-cell>
          <table:table-cell table:style-name="ce124" office:value-type="string" calcext:value-type="string">
            <text:p>continente</text:p>
          </table:table-cell>
          <table:table-cell table:style-name="ce124" office:value-type="string" calcext:value-type="string">
            <text:p>num_opiniones</text:p>
          </table:table-cell>
          <table:table-cell table:number-columns-repeated="2"/>
          <table:table-cell table:formula="of:=[.C6]" office:value-type="string" office:string-value="América del Norte" calcext:value-type="string">
            <text:p>América del Norte</text:p>
          </table:table-cell>
          <table:table-cell table:formula="of:=[.D6]" office:value-type="float" office:value="53" calcext:value-type="float">
            <text:p>53</text:p>
          </table:table-cell>
          <table:table-cell table:formula="of:=[.D15]" office:value-type="float" office:value="49" calcext:value-type="float">
            <text:p>49</text:p>
          </table:table-cell>
          <table:table-cell table:formula="of:=[.D24]" office:value-type="float" office:value="17" calcext:value-type="float">
            <text:p>17</text:p>
          </table:table-cell>
          <table:table-cell table:formula="of:=[.D33]" office:value-type="float" office:value="7" calcext:value-type="float">
            <text:p>7</text:p>
          </table:table-cell>
          <table:table-cell/>
          <table:table-cell table:style-name="ce54" table:formula="of:=[.H11]*100/[.H15]" office:value-type="float" office:value="8.29420970266041" calcext:value-type="float">
            <text:p>8,3</text:p>
          </table:table-cell>
          <table:table-cell table:style-name="ce54" table:formula="of:=[.I11]*100/[.I15]" office:value-type="float" office:value="10.1449275362319" calcext:value-type="float">
            <text:p>10,1</text:p>
          </table:table-cell>
          <table:table-cell table:style-name="ce54" table:formula="of:=[.J11]*100/[.J15]" office:value-type="float" office:value="8.45771144278607" calcext:value-type="float">
            <text:p>8,5</text:p>
          </table:table-cell>
          <table:table-cell table:style-name="ce54" table:formula="of:=[.K11]*100/[.K15]" office:value-type="float" office:value="6.60377358490566" calcext:value-type="float">
            <text:p>6,6</text:p>
          </table:table-cell>
          <table:table-cell table:number-columns-repeated="2"/>
          <table:table-cell table:style-name="ce55" office:value-type="string" calcext:value-type="string">
            <text:p>S04</text:p>
          </table:table-cell>
          <table:table-cell table:style-name="ce59" office:value-type="float" office:value="78.6069651741294" calcext:value-type="float">
            <text:p>78,6</text:p>
          </table:table-cell>
          <table:table-cell table:style-name="ce60" office:value-type="float" office:value="0.99502487562189" calcext:value-type="float">
            <text:p>1,0</text:p>
          </table:table-cell>
          <table:table-cell table:style-name="ce60" office:value-type="float" office:value="8.45771144278607" calcext:value-type="float">
            <text:p>8,5</text:p>
          </table:table-cell>
          <table:table-cell table:style-name="ce60" office:value-type="float" office:value="0.497512437810945" calcext:value-type="float">
            <text:p>0,5</text:p>
          </table:table-cell>
          <table:table-cell table:style-name="ce60" office:value-type="float" office:value="10.4477611940299" calcext:value-type="float">
            <text:p>10,4</text:p>
          </table:table-cell>
          <table:table-cell table:style-name="ce140" office:value-type="float" office:value="0.99502487562189" calcext:value-type="float">
            <text:p>1,0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Sur</text:p>
          </table:table-cell>
          <table:table-cell table:style-name="ce151" office:value-type="float" office:value="347" calcext:value-type="float">
            <text:p>347</text:p>
          </table:table-cell>
          <table:table-cell table:number-columns-repeated="2"/>
          <table:table-cell table:formula="of:=[.C17]" office:value-type="string" office:string-value="Asia" calcext:value-type="string">
            <text:p>Asia</text:p>
          </table:table-cell>
          <table:table-cell table:formula="of:=[.D8]" office:value-type="float" office:value="9" calcext:value-type="float">
            <text:p>9</text:p>
          </table:table-cell>
          <table:table-cell table:formula="of:=[.D17]" office:value-type="float" office:value="5" calcext:value-type="float">
            <text:p>5</text:p>
          </table:table-cell>
          <table:table-cell table:formula="of:=[.D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4" table:formula="of:=[.H12]*100/[.H15]" office:value-type="float" office:value="1.40845070422535" calcext:value-type="float">
            <text:p>1,4</text:p>
          </table:table-cell>
          <table:table-cell table:style-name="ce54" table:formula="of:=[.I12]*100/[.I15]" office:value-type="float" office:value="1.0351966873706" calcext:value-type="float">
            <text:p>1,0</text:p>
          </table:table-cell>
          <table:table-cell table:style-name="ce54" table:formula="of:=[.J12]*100/[.J15]" office:value-type="float" office:value="0.497512437810945" calcext:value-type="float">
            <text:p>0,5</text:p>
          </table:table-cell>
          <table:table-cell table:style-name="ce54" table:formula="of:=[.K12]*100/[.K15]" office:value-type="float" office:value="0" calcext:value-type="float">
            <text:p>0,0</text:p>
          </table:table-cell>
          <table:table-cell table:number-columns-repeated="2"/>
          <table:table-cell table:style-name="ce55" office:value-type="string" calcext:value-type="string">
            <text:p>S05</text:p>
          </table:table-cell>
          <table:table-cell table:style-name="ce61" office:value-type="float" office:value="83.9622641509434" calcext:value-type="float">
            <text:p>84,0</text:p>
          </table:table-cell>
          <table:table-cell table:style-name="ce62" office:value-type="float" office:value="0" calcext:value-type="float">
            <text:p>0,0</text:p>
          </table:table-cell>
          <table:table-cell table:style-name="ce62" office:value-type="float" office:value="6.60377358490566" calcext:value-type="float">
            <text:p>6,6</text:p>
          </table:table-cell>
          <table:table-cell table:style-name="ce62" office:value-type="float" office:value="0" calcext:value-type="float">
            <text:p>0,0</text:p>
          </table:table-cell>
          <table:table-cell table:style-name="ce62" office:value-type="float" office:value="9.43396226415094" calcext:value-type="float">
            <text:p>9,4</text:p>
          </table:table-cell>
          <table:table-cell table:style-name="ce141" office:value-type="float" office:value="0" calcext:value-type="float">
            <text:p>0,0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39" office:value-type="string" calcext:value-type="string">
            <text:p>NA</text:p>
          </table:table-cell>
          <table:table-cell table:style-name="ce139" office:value-type="float" office:value="81" calcext:value-type="float">
            <text:p>81</text:p>
          </table:table-cell>
          <table:table-cell table:number-columns-repeated="2"/>
          <table:table-cell table:formula="of:=[.C5]" office:value-type="string" office:string-value="Europa" calcext:value-type="string">
            <text:p>Europa</text:p>
          </table:table-cell>
          <table:table-cell table:formula="of:=[.D5]" office:value-type="float" office:value="65" calcext:value-type="float">
            <text:p>65</text:p>
          </table:table-cell>
          <table:table-cell table:formula="of:=[.D14]" office:value-type="float" office:value="60" calcext:value-type="float">
            <text:p>60</text:p>
          </table:table-cell>
          <table:table-cell table:formula="of:=[.D23]" office:value-type="float" office:value="21" calcext:value-type="float">
            <text:p>21</text:p>
          </table:table-cell>
          <table:table-cell table:formula="of:=[.D32]" office:value-type="float" office:value="10" calcext:value-type="float">
            <text:p>10</text:p>
          </table:table-cell>
          <table:table-cell/>
          <table:table-cell table:style-name="ce54" table:formula="of:=[.H13]*100/[.H15]" office:value-type="float" office:value="10.1721439749609" calcext:value-type="float">
            <text:p>10,2</text:p>
          </table:table-cell>
          <table:table-cell table:style-name="ce54" table:formula="of:=[.I13]*100/[.I15]" office:value-type="float" office:value="12.4223602484472" calcext:value-type="float">
            <text:p>12,4</text:p>
          </table:table-cell>
          <table:table-cell table:style-name="ce54" table:formula="of:=[.J13]*100/[.J15]" office:value-type="float" office:value="10.4477611940299" calcext:value-type="float">
            <text:p>10,4</text:p>
          </table:table-cell>
          <table:table-cell table:style-name="ce54" table:formula="of:=[.K13]*100/[.K15]" office:value-type="float" office:value="9.43396226415094" calcext:value-type="float">
            <text:p>9,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1" office:value-type="string" calcext:value-type="string">
            <text:p>Europa</text:p>
          </table:table-cell>
          <table:table-cell table:style-name="ce151" office:value-type="float" office:value="60" calcext:value-type="float">
            <text:p>60</text:p>
          </table:table-cell>
          <table:table-cell table:number-columns-repeated="2"/>
          <table:table-cell table:style-name="ce50" table:formula="of:=[.C18]" office:value-type="string" office:string-value="Oceanía" calcext:value-type="string">
            <text:p>Oceanía</text:p>
          </table:table-cell>
          <table:table-cell table:style-name="ce50" table:formula="of:=[.D7]" office:value-type="float" office:value="10" calcext:value-type="float">
            <text:p>10</text:p>
          </table:table-cell>
          <table:table-cell table:style-name="ce50" table:formula="of:=[.D18]" office:value-type="float" office:value="4" calcext:value-type="float">
            <text:p>4</text:p>
          </table:table-cell>
          <table:table-cell table:style-name="ce50" table:formula="of:=[.D25]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style-name="ce63" table:formula="of:=[.H14]*100/[.H15]" office:value-type="float" office:value="1.56494522691706" calcext:value-type="float">
            <text:p>1,6</text:p>
          </table:table-cell>
          <table:table-cell table:style-name="ce63" table:formula="of:=[.I14]*100/[.I15]" office:value-type="float" office:value="0.82815734989648" calcext:value-type="float">
            <text:p>0,8</text:p>
          </table:table-cell>
          <table:table-cell table:style-name="ce63" table:formula="of:=[.J14]*100/[.J15]" office:value-type="float" office:value="0.99502487562189" calcext:value-type="float">
            <text:p>1,0</text:p>
          </table:table-cell>
          <table:table-cell table:style-name="ce63" table:formula="of:=[.K14]*100/[.K15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Norte</text:p>
          </table:table-cell>
          <table:table-cell table:style-name="ce151" office:value-type="float" office:value="49" calcext:value-type="float">
            <text:p>49</text:p>
          </table:table-cell>
          <table:table-cell table:number-columns-repeated="3"/>
          <table:table-cell table:style-name="ce64" table:formula="of:=SUM([.H9:.H14])" office:value-type="float" office:value="639" calcext:value-type="float">
            <text:p>639</text:p>
          </table:table-cell>
          <table:table-cell table:style-name="ce64" table:formula="of:=SUM([.I9:.I14])" office:value-type="float" office:value="483" calcext:value-type="float">
            <text:p>483</text:p>
          </table:table-cell>
          <table:table-cell table:style-name="ce64" table:formula="of:=SUM([.J9:.J14])" office:value-type="float" office:value="201" calcext:value-type="float">
            <text:p>201</text:p>
          </table:table-cell>
          <table:table-cell table:style-name="ce64" table:formula="of:=SUM([.K9:.K14])"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Central &amp; Caribe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sia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Oceanía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S04</text:p>
          </table:table-cell>
          <table:table-cell table:style-name="ce124" office:value-type="string" calcext:value-type="string">
            <text:p>continente</text:p>
          </table:table-cell>
          <table:table-cell table:style-name="ce124" office:value-type="string" calcext:value-type="string">
            <text:p>num_opin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Sur</text:p>
          </table:table-cell>
          <table:table-cell table:style-name="ce151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9" office:value-type="string" calcext:value-type="string">
            <text:p>NA</text:p>
          </table:table-cell>
          <table:table-cell table:style-name="ce139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Europa</text:p>
          </table:table-cell>
          <table:table-cell table:style-name="ce15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Norte</text:p>
          </table:table-cell>
          <table:table-cell table:style-name="ce15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Oceaní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Central &amp; Caribe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s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S05</text:p>
          </table:table-cell>
          <table:table-cell table:style-name="ce124" office:value-type="string" calcext:value-type="string">
            <text:p>continente</text:p>
          </table:table-cell>
          <table:table-cell table:style-name="ce124" office:value-type="string" calcext:value-type="string">
            <text:p>num_opin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Sur</text:p>
          </table:table-cell>
          <table:table-cell table:style-name="ce151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9" office:value-type="string" calcext:value-type="string">
            <text:p>NA</text:p>
          </table:table-cell>
          <table:table-cell table:style-name="ce139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Europa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1" office:value-type="string" calcext:value-type="string">
            <text:p>América del Norte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_Pai_NVi" table:style-name="ta1">
        <table:table-column table:style-name="co16" table:default-cell-style-name="ce111"/>
        <table:table-column table:style-name="co17" table:default-cell-style-name="ce111"/>
        <table:table-column table:style-name="co3" table:number-columns-repeated="1022" table:default-cell-style-name="ce111"/>
        <table:table-row table:style-name="ro1">
          <table:table-cell table:style-name="ce124" office:value-type="string" calcext:value-type="string">
            <text:p>pais_nombre</text:p>
          </table:table-cell>
          <table:table-cell table:style-name="ce124" office:value-type="string" calcext:value-type="string">
            <text:p>num_viajeros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olivia</text:p>
          </table:table-cell>
          <table:table-cell table:style-name="ce151"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A</text:p>
          </table:table-cell>
          <table:table-cell table:style-name="ce151"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le</text:p>
          </table:table-cell>
          <table:table-cell table:style-name="ce151"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rgentina</text:p>
          </table:table-cell>
          <table:table-cell table:style-name="ce15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E.UU.</text:p>
          </table:table-cell>
          <table:table-cell table:style-name="ce15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erú</text:p>
          </table:table-cell>
          <table:table-cell table:style-name="ce15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paña</text:p>
          </table:table-cell>
          <table:table-cell table:style-name="ce15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ino Unido</text:p>
          </table:table-cell>
          <table:table-cell table:style-name="ce15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alia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ruguay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lombia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México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cuador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rasil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anadá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ecia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srael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rancia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lemania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Venezuel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raguay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namá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tali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pre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n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élgic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cran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iz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ingapur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pública Dominican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uerto Ric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olon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íses Bajo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icaragu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sta Ric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Luxemburg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Kuwait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rland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Guatemal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inland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ilipina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lovaqu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l Salvador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rea del Sur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ahama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olivia</text:p>
          </table:table-cell>
          <table:table-cell table:style-name="ce151"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rgentina</text:p>
          </table:table-cell>
          <table:table-cell table:style-name="ce15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A</text:p>
          </table:table-cell>
          <table:table-cell table:style-name="ce15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le</text:p>
          </table:table-cell>
          <table:table-cell table:style-name="ce15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E.UU.</text:p>
          </table:table-cell>
          <table:table-cell table:style-name="ce15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paña</text:p>
          </table:table-cell>
          <table:table-cell table:style-name="ce15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erú</text:p>
          </table:table-cell>
          <table:table-cell table:style-name="ce15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ino Unido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lombia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anadá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México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ruguay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sta Rica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rasil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Venezuela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alia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talia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Francia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l Salvador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íses Bajos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raguay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Guatemal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lemani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namá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iz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srael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miratos Árabes Unido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Luxemburg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Jamaic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orueg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gipt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cuador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slas Bermuda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us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uerto Ric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élgic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olon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Tailand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pública Dominican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aréin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rland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olivia</text:p>
          </table:table-cell>
          <table:table-cell table:style-name="ce15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A</text:p>
          </table:table-cell>
          <table:table-cell table:style-name="ce15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le</text:p>
          </table:table-cell>
          <table:table-cell table:style-name="ce15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rgentina</text:p>
          </table:table-cell>
          <table:table-cell table:style-name="ce15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E.UU.</text:p>
          </table:table-cell>
          <table:table-cell table:style-name="ce15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paña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ruguay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erú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México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aíses Bajos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ali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lemani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rasil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Reino Unido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lomb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Venezuel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Ital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sta Ric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icaragu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miratos Árabes Unidos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pre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ustri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iz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olivia</text:p>
          </table:table-cell>
          <table:table-cell table:style-name="ce15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NA</text:p>
          </table:table-cell>
          <table:table-cell table:style-name="ce15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Argentina</text:p>
          </table:table-cell>
          <table:table-cell table:style-name="ce15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spaña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hile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EE.UU.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anadá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Colombia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Brasil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erú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México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Uruguay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Venezuel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Suiza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_Nom_Via" table:style-name="ta1">
        <table:table-column table:style-name="co18" table:default-cell-style-name="ce111"/>
        <table:table-column table:style-name="co3" table:number-columns-repeated="1023" table:default-cell-style-name="ce111"/>
        <table:table-row table:style-name="ro1">
          <table:table-cell table:style-name="ce124" office:value-type="string" calcext:value-type="string">
            <text:p>vj_nombr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008bon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0FERNAN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970CA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2WorldTravelers198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369cesarme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76ebaneg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BHennesse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biVacaflor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ammawrigh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nanhas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rian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rianZanzu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finetravel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id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d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Gr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_Re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Garc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Mal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pinaerens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aliaga2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itric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osantacru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n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so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SSON 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tos del norte Trav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C20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 d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karenbauerpe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 patrici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Starrenbur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Felipe Cosm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ze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y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yric200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em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et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el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el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elit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ydz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ib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ne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nie40Tucum_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ovo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TZATTAC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y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aq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cimbold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ielSoli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mi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ugus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vigil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rbaranico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rrios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stiantap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zzaAdelaid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atriz14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ff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lsy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n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tein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gro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ittenByTheBug8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lownfarawa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luepassion26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livianaviaj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liviaspur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ris Césped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andon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andonkefflerus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ia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ozoJo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yanArthu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ubula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ucket87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utck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bañas Las Lil...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lifa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liNmyHear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ach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achin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il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ila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chi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ito888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itoal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Fuenzali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Tatian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itaO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Antoni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GuillermoAr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miñ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inaAlva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in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in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in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yn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rasco Miry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rie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teagam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seyandSu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therine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bavestrel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behr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Charlie199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sar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lmersp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rlie_Mau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r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echoRe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efbarb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esto Ros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ichoErGurú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loePay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oco seguro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Au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Eduar...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e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Lóp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ne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n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uby6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nthyar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ntya_verdug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ret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suarez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cha200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dorniz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li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mpass6075446604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nsuel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ral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espa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Cw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omyl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ynthia220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yriskar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a_j8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a Muro V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ayoro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Soli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wo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id557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Bull2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DR_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borah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br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e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nise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nisse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nnis2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vildawg7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capprio_sc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ego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gmar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olly_a62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ulceBoliv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ulce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5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amb5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 Cabr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garMarceloCoi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pei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p220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winSand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d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an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sabeth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zabeth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zabethNoem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mark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vadia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il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maem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manuel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nestolore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nest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hefan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ugenio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Uprimn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C-ER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er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biol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brizi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miD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ride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dericoEscobarKlos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ja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lipe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lip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lipe Lóp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chonau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aRoj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Chap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urquiz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lackis0101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lowerMD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oxygodz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A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Movil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pb197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oBie3127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k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que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zbilba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aMW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a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y00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ry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clveg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nar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rard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tulio Bras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yasele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fuenzalida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guidetti5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lbert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men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o-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o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ovann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ulia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ladys20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ld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lori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onzal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nds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egor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isimar7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stvcos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adalupe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de75314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maramb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mnaJaa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ta_g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tav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tav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v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arlequinPi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éctor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ctorLasc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ctor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lenzj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rna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igor Rodrigu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opalongcassid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oraci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cis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gnacio47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gor6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madv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ndianaEle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ndi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ngridS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on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rish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sha-chile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s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soldatap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alif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figueroallo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Gre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soli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ilo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onne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CHS9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ckie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de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 Experiences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me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me Sanchez Quiro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much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Ugald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mes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puk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sminv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_20087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lo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r Arze Justini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r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r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o C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y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bmathuse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anPierreOx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ffcok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ffsdunawa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mima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mi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ne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nnifer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rry Delga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ssjove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HMiranda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menaw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ub0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joseb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notar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aquin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el edisso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e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nonam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bareny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carso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cortezb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sB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é Antonio 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Antonio Nor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Ernesto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f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Horac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Luis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ly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Ma Vel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Miguel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phMcGhe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PM8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y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pzilvet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r.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rlucas2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shsie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128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Carlos Ara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Carlos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Cristobal 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jo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Mancip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PabloCoimb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ri9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s-ra-s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stiniano.om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fago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lasinow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em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e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e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litaaldere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herine Lauri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ia Alejand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it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y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CinDC20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enneth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ensk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risti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rojas200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suarez197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.S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dylarien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rry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 Tiendit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vini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andro73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idyavila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ni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nardoB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te02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trit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fer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a 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dij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ian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ian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y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mbergva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ncoln_Queve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nme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sandra Ras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yl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mari53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mherr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mvilla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litaTerraz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 Carr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Mc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M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Sugi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urdes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vetotravelduba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P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8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cas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cio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_AST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Enrique5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FelipeVillag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Fernand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Gonzal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Ignaci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LV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ke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las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caren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gdo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ij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ira Alejandr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LF5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chita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ol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rique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uel Ricardo Araya Pizar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 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o Negre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 Anton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Inchaust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 SAAVED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s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Cecili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ía Emil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ía emil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Eugeni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Jose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Ladytraveller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Landiv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Lop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loretoloyo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millar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naesro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í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W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ellamon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 Miran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n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GR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uly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veriti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keting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k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 Kenneth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stranto201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ata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ías Orti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t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avi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espinoz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ximilianor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yraelval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ander6125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li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liss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liss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ri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for201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cael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chelleQ376W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chyCub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07105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95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Gallar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h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Silv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ke Tz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tonwilliams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ner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nore8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iamcO8622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ko Antonio Guevara Mon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t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th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j_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marit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morey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ira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amel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ica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tserrat C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sy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s.Travell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sanguinetti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ujerdem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uri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bil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ch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fem5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haliaM_Cirbi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hali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i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yi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egrita_c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elso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en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icktamwort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icole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in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bert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habloing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niber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rmanC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ryorteg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t_my_real_name_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ur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vv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ASI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delot1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lga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scar Gómez Bertho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Renat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rodolf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meabuawa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mela M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NCHOJES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 Andre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olaS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ci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ci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ty_mu8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u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ul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ulinh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dro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dr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raltamagu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rlaApp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rroviaje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ter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a_calvett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chule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lar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luck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m198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n-Po 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ower045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ro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0naldr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fael Sáez R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miro-Fabia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món Elí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qu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soca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ul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enato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eneg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gsaen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anneve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Zs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hard150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hardLVD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ritj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tarows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lal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maria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Ordoñ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ramirez otaro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sm19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ccodangelo1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c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cio del Carme...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Ferna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Pattz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Riv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ger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gerFMexicoCit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MIBASOL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mi Peñ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aldarteag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y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ario616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it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sanachile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tem_zirl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solon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é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e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e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smay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thgabriela123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_MF_3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bores DE Ital...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brin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dr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drabianchini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dy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tiag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ra Isabel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ul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0r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ifullah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hinar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ilyl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irley Nicole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gza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l_cp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lvi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mo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rbab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fi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lange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lcord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nia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rata20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parkin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fa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fany Lim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l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hep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out Couple C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retch201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sana_Alvara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sanat3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zanne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lber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tian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tian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ed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hatGuyFromRotterd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inoi201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omeu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amontana4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avelwino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ioleto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usounico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ab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ntina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ntin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ri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ri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ri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ne_casanov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nin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EA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eroniquecc2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H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ajera0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kyCeloi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olet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tow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vien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lvicenc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marful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alter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eylandFami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eymarex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fred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mi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POMPIL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avxx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natapia201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p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ael1292 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akeli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amin196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covas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esic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oan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ovana92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valenzue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hally marie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ipin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ulmarin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008bon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62Viajera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954ha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970CA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98edith201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400luchin40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688edison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699ELIS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aron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bili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BITACaf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cpen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ammawrigh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Crys2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rian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finetravel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gustín Zambrana Arz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p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Garc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andre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osantacru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onso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ons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chri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Gilli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karenbauerpe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807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AZ200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Felipe Cosm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el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el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gieDavi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ib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ibal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it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na_Kr3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nie40Tucum_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tonieta Mega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tonioJ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tonio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yju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chy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e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turo Buss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tur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schav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talaya200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tomicgoa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usti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ventureroHistor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árbara Rocí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rrios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asel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ff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ijingFrecklefa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iancagiacom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ilbaocarvaj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liviaspur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ris Césped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cho86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K4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lifa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lleag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il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mper5199979770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Fuenzali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it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A. Chav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Garcia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me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in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V87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yasanch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zbat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depew25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20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paki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rlie_Mau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esto Ros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Galv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in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Au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Eduar...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Lóp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r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0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Padget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SA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efsdor_RETIRE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cha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dorniz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nsuel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rdula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trepe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zartole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a Muro V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te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ri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e Bana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id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id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idN198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barbieri7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Bull2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ébor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jarloTodoParaViaj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nisse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saroll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fross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agu Alva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azdazaju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eg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ego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ego Horaci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ulceBoliv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ulce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amb5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o7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uard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win Ledezm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gme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 Aljibe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brich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d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an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fer13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izabethNoem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s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VIAJERO196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vioV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ilian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ili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maem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n Sucre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ik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nesto73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osdiamor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eban Mora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her60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herAra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EDMNG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ely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deric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dericoEscobarKlos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altyg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cervan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Chap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l_Beachcomb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lorenci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mam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mbo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Movil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oBie3127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k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eddy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equent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ita3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 Zac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rf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ston Zientarsk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nar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org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rard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rman Surra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taway1966715158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tulio Bras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guidetti5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lbert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lda Pres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o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sela01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ulia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ladys alcira l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letar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onzal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onzalo Bagn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onzasarand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ciela_er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egor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l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stvcos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adalupe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deM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_Osh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O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lod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stavo 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afira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ctorLasc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ctor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idi Marió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ridl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iggin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moreno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oracio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tepp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mberto Patric...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eme19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gor6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konoclust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ns.dani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one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samont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soldatap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figueroallo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Gre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de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 Experiences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me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much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iroed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mes_KK9185AX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no Colcernia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sminv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y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bmathuse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cruz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an-Michel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sus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m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TO303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ub0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Lago8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aquin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eli3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_Choy_K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000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Antonio Nor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Ernesto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f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gu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Horac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LUIS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ly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Ma Vel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rrodr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albertom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Alejandr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ca28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k1958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Pabl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Pablo Rm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Pabl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-Pedro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qui7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lián Ocho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li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st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imana Rapanui Hotel Travel Agenc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NewYor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em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ina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ina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la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litaaldere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ryn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ia Alejand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it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eilasoto8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gGG257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ingofpeppang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ittyWeidlin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300du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dylarien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lostra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ndivarvaler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osa_9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riss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uliy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uragarcia9021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uravida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e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nny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nardo Denny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armoo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diamaca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ian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ian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loJ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sandra Ras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sandroVoyag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mari53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to lew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sPichusArgent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uis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uis-Guillaume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ci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G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Alons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Enrique5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ís pe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ke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ynkslov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ynndian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dbart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ddi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gdalen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ira Alejandr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 A Nai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fredhey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osi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o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Cecilia 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FSor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gabicil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Ladytraveller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loretoloyo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nel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nitat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Renee Si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T.C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n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a93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GR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tza Brion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k2306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y Grazia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t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liss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urquid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cael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07105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95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Angel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khail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a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a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tonwilliams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na Travelin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nnesotaSailor5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iamedithrosi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shmish-Lil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marit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morey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nTrek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amel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rBori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ultisitioTri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uri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poleó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rambu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alia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ali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han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i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t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u_c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elso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icolas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e_Mochil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oVA_Chi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rocha2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ctaviolg3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delot1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hlalean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lga_L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livier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scar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svaldo Ernes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zzieCochambaBoliv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blo rodolf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ddyuk8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lomitar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me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mela M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ncho231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NCHOJES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ogat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RCERO1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adu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ci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dro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llaith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ublicom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ucca2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fael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faramirezc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miro-Fabia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quel esteb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ul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aul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cardos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dl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Ro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hara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hard150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ta Lilian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maria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sm19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ccodangelo1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Ferna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land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ald 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nyanezan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ario616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solon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én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smay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th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_MF_3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ferg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miet1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guinocecil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na98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tiag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tiago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ti Por Dios Santisim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chag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chereexe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anFromCapeBreto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baume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hinar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abbondanz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aneTrinida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lmicel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lvin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mo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nfan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vil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xtar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napg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lange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l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ni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onia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qua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fan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nvoi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ephanie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hep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permari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sana_Alvara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san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VC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vetlanabaghaw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lber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ed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eres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Lauchenau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omeu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onjeS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avellerWorker_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otamundo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SE11_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Ulises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ntinaGorma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ntin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aleri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erónic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ERONIK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ajera0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ente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ky_62santiag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ky Hurta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tor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íctor Hugo Herná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to13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vigx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alter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enhaye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eylandFami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d-Travels-Pho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fred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liamDugar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ly Noel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Nnet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POMPIL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riteAllAlon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avier Vásqu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tia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ael1292 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anin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covas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eis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essih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o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ojin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opuej0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ulice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oeViaj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ulmarin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954ha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bert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der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_Re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Garc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xosantacru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romx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iso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onso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varochri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karenbauerpe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re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gydz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toniallo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el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tur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usti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yelen Poledr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ebe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ig S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ria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lifaPER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a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FcoCabr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ynChi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Galv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Eduar...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ndy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r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raMar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risa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efsdor_RETIRE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li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mpuc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a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piz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andCaroli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_alucem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ie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rmand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vid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yan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fault91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nar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estination75120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azdazaju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ouglas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 Aljibe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d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faus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pollomendoci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milian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nist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ik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elitapa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ely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bi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biol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abrizi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lipe Vera Loz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chonau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ernand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iorellavallej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oBie3127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 H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eddy Orti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equent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aMW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y00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rf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r79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rard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inotapi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127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nds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aleschneid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idi Mary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rbert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ridl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jnicol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oraci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mbert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gnacio47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vanGre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sminv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r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o C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carloscam299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nnifer 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sus778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sus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ub00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carso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_Choy_K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000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Antonio Nor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Horac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ly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rrodr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 Pabl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st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WRAustin_TX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NewYor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tit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azcas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ittyWeidlin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kvji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ra Fermin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riss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ura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auTang679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e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nardo Denny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eonor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diamaca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ncoln_Queve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nd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sandra Ras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mari53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enaSugi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ci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lasu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ddi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gali_V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gdalen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i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uel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cel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Eugeni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millar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n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o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a93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so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k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ata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i_Jura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thias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tt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espinoz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eylín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for201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chelleQ376W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Silv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a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tonwilliams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riamedithrosi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morey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livia161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amel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uri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yriam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aliabori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t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elson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icole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josm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olaS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cia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dro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rcy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ilar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niselba@yahoo.com.a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eas_m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Leo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amer7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bertosm1977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Fernand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ger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MIBASOL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aldarteag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nyanezan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ariof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slit 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s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xan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é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ubens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guinocecil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chereexe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cz9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0r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an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mpaisha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hinar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Lóp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esos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oshi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baritaontou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gza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infan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hep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ri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usana H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venEH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wrealesta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ydblackwel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lber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tiana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hatGuyFromRotterd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Lauchenau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ibilin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dellepia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ero_palacio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H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ctor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olet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to13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alter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apaz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POMPILI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valenzuel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ZoeViaj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162Viajera1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drian K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lejandr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dy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nibal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rturo 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tomicgoa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AventureroHistor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del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bolivianaviaj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losGarcia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me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A LANDIVAR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arol Anton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20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cili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esar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arlie_Maul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esto Ros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Galv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hristia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inthia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laudia F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mpuca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oravicent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istin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anteviaj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azdazaju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DirkoSucre_Bolivi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dith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lda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n Sucre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rik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sther60201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Evelyn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ilippo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lavia M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Francisco Movil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abriel V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eorge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guidetti56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ciel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randsa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Guillermo River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idi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erberto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RS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Hug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Irene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sminve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avier Arze Justini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ean111111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imenaw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el edisson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e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rgecortezb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0000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Antonio Nort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Horacio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ose Ma Velasc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rvb9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anca2163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Just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fer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ncoln_Queved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isandroVoyage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npatylu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litaTerraza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orgio55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ís per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is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Lumdse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gdo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nu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C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ia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k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rtin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auricio G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hq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guel maid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ili 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 Luis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onica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MVS_ENERO1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BRE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aliaborini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haliaM_Cirbian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Naty D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ctaviolg3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OverlandSol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adur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hfinder73908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1990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atrici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Pellaithil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gsaen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ardo Aran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icharay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drigo Y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nnyanezanez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ario6165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ossy R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RSotomayor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antoPecca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criale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bastián s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hinarc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ergio B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hoshit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Sthepan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deu J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lberto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aniaderoc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eresa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Travesia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dellepiane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ajera068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violeta t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alter M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widen A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Ximena P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covas24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Yuli G</text:p>
          </table:table-cell>
          <table:table-cell table:number-columns-repeated="1023"/>
        </table:table-row>
        <table:table-row table:style-name="ro1" table:number-rows-repeated="1046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iberation Sans1" svg:font-family="'Liberation Sans'"/>
    <style:font-face style:name="aakar" svg:font-family="aaka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2:21:38.9055128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6-05T23:31:54Z</meta:creation-date>
    <dc:date>2021-06-10T22:31:10.668178492</dc:date>
    <meta:editing-cycles>32</meta:editing-cycles>
    <meta:editing-duration>PT3H56M18S</meta:editing-duration>
    <meta:document-statistic meta:table-count="11" meta:cell-count="27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5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778cm" svg:height="11.125cm" xlink:href=".." xlink:type="simple" chart:class="chart:bar" chart:style-name="ch1">
        <chart:legend chart:legend-position="end" svg:x="14.657cm" svg:y="4.018cm" style:legend-expansion="high" chart:style-name="ch2"/>
        <chart:plot-area chart:style-name="ch3" table:cell-range-address="X_Continentes.S8:X_Continentes.Y12" chart:data-source-has-labels="both" svg:x="0.395cm" svg:y="0.222cm" svg:width="13.867cm" svg:height="10.681cm">
          <chartooo:coordinate-region svg:x="1.281cm" svg:y="0.222cm" svg:width="12.503cm" svg:height="10.184cm"/>
          <chart:axis chart:dimension="x" chart:name="primary-x" chart:style-name="ch4" chartooo:axis-type="text">
            <chart:categories table:cell-range-address="X_Continentes.S9:X_Continentes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_Continentes.T9:X_Continentes.T12" chart:label-cell-address="X_Continentes.T8:X_Continentes.T8" chart:class="chart:bar">
            <chart:data-point chart:repeated="4"/>
          </chart:series>
          <chart:series chart:style-name="ch8" chart:values-cell-range-address="X_Continentes.U9:X_Continentes.U12" chart:label-cell-address="X_Continentes.U8:X_Continentes.U8" chart:class="chart:bar">
            <chart:data-point chart:repeated="4"/>
          </chart:series>
          <chart:series chart:style-name="ch9" chart:values-cell-range-address="X_Continentes.V9:X_Continentes.V12" chart:label-cell-address="X_Continentes.V8:X_Continentes.V8" chart:class="chart:bar">
            <chart:data-point chart:repeated="4"/>
          </chart:series>
          <chart:series chart:style-name="ch10" chart:values-cell-range-address="X_Continentes.W9:X_Continentes.W12" chart:label-cell-address="X_Continentes.W8:X_Continentes.W8" chart:class="chart:bar">
            <chart:data-point chart:repeated="4"/>
          </chart:series>
          <chart:series chart:style-name="ch11" chart:values-cell-range-address="X_Continentes.X9:X_Continentes.X12" chart:label-cell-address="X_Continentes.X8:X_Continentes.X8" chart:class="chart:bar">
            <chart:data-point chart:repeated="4"/>
          </chart:series>
          <chart:series chart:style-name="ch12" chart:values-cell-range-address="X_Continentes.Y9:X_Continentes.Y12" chart:label-cell-address="X_Continentes.Y8:X_Continentes.Y8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érica del Sur</text:p>
                <draw:g>
                  <svg:desc>X_Continentes.T8:X_Continentes.T8</svg:desc>
                </draw:g>
              </table:table-cell>
              <table:table-cell office:value-type="string">
                <text:p>América Central &amp; Caribe</text:p>
                <draw:g>
                  <svg:desc>X_Continentes.U8:X_Continentes.U8</svg:desc>
                </draw:g>
              </table:table-cell>
              <table:table-cell office:value-type="string">
                <text:p>América del Norte</text:p>
                <draw:g>
                  <svg:desc>X_Continentes.V8:X_Continentes.V8</svg:desc>
                </draw:g>
              </table:table-cell>
              <table:table-cell office:value-type="string">
                <text:p>Asia</text:p>
                <draw:g>
                  <svg:desc>X_Continentes.W8:X_Continentes.W8</svg:desc>
                </draw:g>
              </table:table-cell>
              <table:table-cell office:value-type="string">
                <text:p>Europa</text:p>
                <draw:g>
                  <svg:desc>X_Continentes.X8:X_Continentes.X8</svg:desc>
                </draw:g>
              </table:table-cell>
              <table:table-cell office:value-type="string">
                <text:p>Oceanía</text:p>
                <draw:g>
                  <svg:desc>X_Continentes.Y8:X_Continentes.Y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01</text:p>
                <draw:g>
                  <svg:desc>X_Continentes.S9:X_Continentes.S12</svg:desc>
                </draw:g>
              </table:table-cell>
              <table:table-cell office:value-type="float" office:value="77.151799687011">
                <text:p>77.151799687011</text:p>
                <draw:g>
                  <svg:desc>X_Continentes.T9:X_Continentes.T12</svg:desc>
                </draw:g>
              </table:table-cell>
              <table:table-cell office:value-type="float" office:value="1.40845070422535">
                <text:p>1.40845070422535</text:p>
                <draw:g>
                  <svg:desc>X_Continentes.U9:X_Continentes.U12</svg:desc>
                </draw:g>
              </table:table-cell>
              <table:table-cell office:value-type="float" office:value="8.29420970266041">
                <text:p>8.29420970266041</text:p>
                <draw:g>
                  <svg:desc>X_Continentes.V9:X_Continentes.V12</svg:desc>
                </draw:g>
              </table:table-cell>
              <table:table-cell office:value-type="float" office:value="1.40845070422535">
                <text:p>1.40845070422535</text:p>
                <draw:g>
                  <svg:desc>X_Continentes.W9:X_Continentes.W12</svg:desc>
                </draw:g>
              </table:table-cell>
              <table:table-cell office:value-type="float" office:value="10.1721439749609">
                <text:p>10.1721439749609</text:p>
                <draw:g>
                  <svg:desc>X_Continentes.X9:X_Continentes.X12</svg:desc>
                </draw:g>
              </table:table-cell>
              <table:table-cell office:value-type="float" office:value="1.56494522691706">
                <text:p>1.56494522691706</text:p>
                <draw:g>
                  <svg:desc>X_Continentes.Y9:X_Continentes.Y12</svg:desc>
                </draw:g>
              </table:table-cell>
            </table:table-row>
            <table:table-row>
              <table:table-cell office:value-type="string">
                <text:p>S03</text:p>
              </table:table-cell>
              <table:table-cell office:value-type="float" office:value="71.8426501035197">
                <text:p>71.8426501035197</text:p>
              </table:table-cell>
              <table:table-cell office:value-type="float" office:value="3.72670807453416">
                <text:p>3.72670807453416</text:p>
              </table:table-cell>
              <table:table-cell office:value-type="float" office:value="10.1449275362319">
                <text:p>10.1449275362319</text:p>
              </table:table-cell>
              <table:table-cell office:value-type="float" office:value="1.0351966873706">
                <text:p>1.0351966873706</text:p>
              </table:table-cell>
              <table:table-cell office:value-type="float" office:value="12.4223602484472">
                <text:p>12.4223602484472</text:p>
              </table:table-cell>
              <table:table-cell office:value-type="float" office:value="0.82815734989648">
                <text:p>0.82815734989648</text:p>
              </table:table-cell>
            </table:table-row>
            <table:table-row>
              <table:table-cell office:value-type="string">
                <text:p>S04</text:p>
              </table:table-cell>
              <table:table-cell office:value-type="float" office:value="78.6069651741294">
                <text:p>78.6069651741294</text:p>
              </table:table-cell>
              <table:table-cell office:value-type="float" office:value="0.99502487562189">
                <text:p>0.99502487562189</text:p>
              </table:table-cell>
              <table:table-cell office:value-type="float" office:value="8.45771144278607">
                <text:p>8.45771144278607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10.4477611940299">
                <text:p>10.4477611940299</text:p>
              </table:table-cell>
              <table:table-cell office:value-type="float" office:value="0.99502487562189">
                <text:p>0.99502487562189</text:p>
              </table:table-cell>
            </table:table-row>
            <table:table-row>
              <table:table-cell office:value-type="string">
                <text:p>S05</text:p>
              </table:table-cell>
              <table:table-cell office:value-type="float" office:value="83.9622641509434">
                <text:p>83.9622641509434</text:p>
              </table:table-cell>
              <table:table-cell office:value-type="float" office:value="0">
                <text:p>0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0">
                <text:p>0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